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91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5307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2.7409in"/>
    </style:style>
    <style:style style:name="co6" style:family="table-column">
      <style:table-column-properties fo:break-before="auto" style:column-width="2.8083in"/>
    </style:style>
    <style:style style:name="co7" style:family="table-column">
      <style:table-column-properties fo:break-before="auto" style:column-width="0.9181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2.7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inbase-0-CB-RAWTX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cc9377d-e99d-50e7-be88-d8d0fd01602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1-01T06:23:52Z</text:p>
          </table:table-cell>
          <table:table-cell office:value-type="string" calcext:value-type="string">
            <text:p>USDC</text:p>
          </table:table-cell>
          <table:table-cell office:value-type="float" office:value="151.750587" calcext:value-type="float">
            <text:p>151.750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96b12a-939c-587b-8a30-cd64914a182d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1T07:57:4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9965" calcext:value-type="float">
            <text:p>0.199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cd5bd1-7e9d-54f8-a319-da023b96fee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1T12:04:5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c4becd4-9997-5dcc-b0e9-0096cf21ff7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2T01:15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adcf6f4e-5c6f-5838-80be-18b6a6730a8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2T02:47:3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e14fc2d5-c2f6-5fbc-a3e2-a870fed2f8c0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2T06:11:1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a72c12-aafa-588b-9dbe-7899a08b0ae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2T10:37:0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9b09fc-568d-5067-96db-7e068d70a8c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2T12:50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94eca10-16ea-523a-939e-a61f323107ab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2T22:57:0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dbc13f-1a87-537a-9d12-28c0502bccb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1-04T19:28:1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.286194" calcext:value-type="float">
            <text:p>1.286194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738ec1-a52a-57f4-9df4-369cfeb34ee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5T19:34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f11fca8b-61be-5247-9fd4-f39ace4fb32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5T23:18:0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.27" calcext:value-type="float">
            <text:p>22.27</text:p>
          </table:table-cell>
        </table:table-row>
        <table:table-row table:style-name="ro1">
          <table:table-cell office:value-type="string" calcext:value-type="string">
            <text:p>2396477e-8720-57f3-9270-2dde3dc0a787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5T23:20:0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b63968-9ab3-53eb-bcd7-8839bfce0db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6T08:06:1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9.13" calcext:value-type="float">
            <text:p>39.13</text:p>
          </table:table-cell>
        </table:table-row>
        <table:table-row table:style-name="ro1">
          <table:table-cell office:value-type="string" calcext:value-type="string">
            <text:p>e60818bb-523a-5c61-a9fa-4045e9e45ae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7T03:33:0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99b4f787-a269-5913-8005-9977b3c84a9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7T06:01:1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1135" calcext:value-type="float">
            <text:p>0.111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c6914-b02c-5740-8241-183d21a09f2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7T12:13:5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9565" calcext:value-type="float">
            <text:p>0.195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87f95a-1d7c-53dc-87f9-8624b81335a8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8T12:07:2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bd857e-5904-5b11-9370-ca16a415f42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09T01:40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26e62378-7c11-5828-9ee0-baef8a0352b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09T10:41:3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457" calcext:value-type="float">
            <text:p>0.0457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cac845-90ad-5d1d-99cf-f15c73b1e2d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10T07:20:5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f93c2e-49ab-5ef0-8842-731695fd4ce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15T22:58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2e3dee21-550c-583c-a113-a106da1bd6f8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19T06:29:5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9e6e6-1963-5852-90d0-67a486b8f6f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21T18:13:2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a9d425-9548-5cf1-8a8d-3e5d9d90ef3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22T07:26:0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df9d16-5ed4-5b84-a9d6-3f26d48bb53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1-22T20:06:39Z</text:p>
          </table:table-cell>
          <table:table-cell office:value-type="string" calcext:value-type="string">
            <text:p>USDC</text:p>
          </table:table-cell>
          <table:table-cell office:value-type="float" office:value="261.887388" calcext:value-type="float">
            <text:p>261.887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3197e3-9285-5970-8643-253cd772d582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22T21:38:4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3865" calcext:value-type="float">
            <text:p>0.238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e6453a-a829-53a4-81e7-ac432186972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22T21:39:0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7.73" calcext:value-type="float">
            <text:p>47.73</text:p>
          </table:table-cell>
        </table:table-row>
        <table:table-row table:style-name="ro1">
          <table:table-cell office:value-type="string" calcext:value-type="string">
            <text:p>4369b7ca-ce40-5179-a437-6f7453ca06e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22T22:41:3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99" calcext:value-type="float">
            <text:p>0.029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c11085-eebe-5591-8c54-6aba86e6656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22T22:41:4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7ee83b2b-3e51-595a-8f44-bcbf7ee709e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1-22T22:42:22Z</text:p>
          </table:table-cell>
          <table:table-cell office:value-type="string" calcext:value-type="string">
            <text:p>USDC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0ab7c-fee7-5394-ae24-fb77c33c5ffa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2024-01-22T22:42:2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99081148210142" calcext:value-type="float">
            <text:p>0.0299081148210142</text:p>
          </table:table-cell>
        </table:table-row>
        <table:table-row table:style-name="ro1">
          <table:table-cell office:value-type="string" calcext:value-type="string">
            <text:p>5a562f89-f73d-5209-9d7a-008a6c1adc2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23T00:56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544e8dd-d935-51bb-a0ff-5e0ff07c1cc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1-24T06:51:1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665" calcext:value-type="float">
            <text:p>0.006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c89fba-9446-5d74-a528-63ba15fb592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1-31T22:02:0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9.59" calcext:value-type="float">
            <text:p>49.59</text:p>
          </table:table-cell>
        </table:table-row>
        <table:table-row table:style-name="ro1">
          <table:table-cell office:value-type="string" calcext:value-type="string">
            <text:p>2798ac31-15ec-5d37-ace5-99bfdf8bac7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1T09:04:2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4795" calcext:value-type="float">
            <text:p>0.247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bec8b3-c0b4-55e6-8c77-40256c418d2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1T12:05:2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84ab4e7-7cd4-5a3b-ba8b-c7909eae89b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1T21:49:5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717896-0532-5ea6-a437-cc8912d0a16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2T02:11:3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b46a69f5-8448-570d-9f98-350dfaa4a3d0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2024-02-02T07:18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557012424620977" calcext:value-type="float">
            <text:p>0.557012424620977</text:p>
          </table:table-cell>
        </table:table-row>
        <table:table-row table:style-name="ro1">
          <table:table-cell office:value-type="string" calcext:value-type="string">
            <text:p>92a88ab4-45c2-5843-8eb8-7d30c4b527ed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2T12:12:4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c7b0e5-9fe4-5158-891d-7ef7bf907c2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2T12:51:0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11007451-2759-54d7-ae6c-a426db94736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2T19:55:3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111d80a8-a088-5303-8a5b-cb405536794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3T06:45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53ad361c-0725-58c9-b5ff-7578e217ca8b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3T07:27:2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365" calcext:value-type="float">
            <text:p>0.13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a800c0-9029-51c2-b5be-cfcc4e404a2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3T23:05:0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495" calcext:value-type="float">
            <text:p>0.02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f52101-4d2b-57c1-98b5-aeddcff54a8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4T12:16:1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03936de7-e1bb-5340-a0e3-c122789bea77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2-04T15:03:4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402819" calcext:value-type="float">
            <text:p>0.40281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caba62-2ae3-5115-84f5-08658acae75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5T02:45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6d79d7b3-5b9b-507b-9ce2-18a8918bf03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5T03:26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ad7c3964-d558-57bb-a9ae-b6204881a2cd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5T06:48:5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245" calcext:value-type="float">
            <text:p>0.0224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9099f8-9b4a-59dd-a342-3d124ab22939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5T07:27:4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295" calcext:value-type="float">
            <text:p>0.022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ea192c5-f9b0-5f44-87cd-e9317136756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5T12:18:2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6235" calcext:value-type="float">
            <text:p>0.062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fc5b84-033e-5581-b61a-29e7d095712c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5T12:44:1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025" calcext:value-type="float">
            <text:p>0.0202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9e0b83-fc24-5dcf-a471-50a8806f8a2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7T03:32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689e1a9e-31c6-5179-81cd-90908629f47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8T02:20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bf3682f5-a820-586d-8be5-6f3d52b68b8b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8T09:37:2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05" calcext:value-type="float">
            <text:p>0.03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74662a-96ed-52ec-8762-a8f4670a59c8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8T12:19:0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d58fc4-26f8-5953-8e6d-f327a8b57ec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09T00:34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2cdc589f-9461-514a-ba59-dab58dd2ac7a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09T09:12:4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4d9dea-34db-5399-b8fb-0a2a1eb3b43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12T00:09:1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99" calcext:value-type="float">
            <text:p>0.029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581018-8ff9-5a87-872f-a9275069736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12T00:09:3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02e96df2-a0a7-56e6-aa83-a4de7167c60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14T04:24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73a3a273-5ac9-5eb0-8658-a1e2c48005df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14T10:02:5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475" calcext:value-type="float">
            <text:p>0.0547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a1557-c3dd-5db8-beae-35030f35ccf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21T18:25:4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0ed9e7f-48f6-58bb-a51c-0e19a30361d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2-22T03:45:4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11.38" calcext:value-type="float">
            <text:p>111.3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a0008d-e13e-599b-a11f-add10cd875f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22T07:58:3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1c4a61f9-bd9e-5dc6-817b-8a1ed082278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22T09:08:5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5408df-ee3d-501e-b35a-3585fec0892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2-23T07:22:4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2245" calcext:value-type="float">
            <text:p>0.0224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c8f1ce-56f9-5231-8bb7-3b79a64eefb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2-29T22:03:0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3.81" calcext:value-type="float">
            <text:p>33.81</text:p>
          </table:table-cell>
        </table:table-row>
        <table:table-row table:style-name="ro1">
          <table:table-cell office:value-type="string" calcext:value-type="string">
            <text:p>713f9e55-a85f-5c5c-a4ab-7f8413b815a9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1T06:45:2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6905" calcext:value-type="float">
            <text:p>0.169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db420-b66e-5d4a-906b-09e716b7bf2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1T12:05:3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25ee327-728e-5d65-86b5-5e697e3ce3bc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1T21:20:5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b109d6-7ac0-5b0a-a064-49fc1c80748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2T02:22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89251311-6136-51c7-b9b1-e49db70471b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2T10:44:1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dfaa8-83e8-5580-a639-9133dd0168b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2T12:47:3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695ecefe-e1a1-5ba6-bc2d-3a518a0b382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2T22:50:0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b248f0-e8b5-58a2-afa8-77963addbe6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6T00:52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4c6e8b9d-1604-5b47-972c-eedded7c0c9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6T11:56:3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7055" calcext:value-type="float">
            <text:p>0.0705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b7bf0e-d92c-5663-9451-0011a3cc23d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7T03:35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fe06b68e-3aa3-582f-a601-aff18553904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7T03:59:3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812c3147-c7fd-5964-95d6-c5d34cfee3bc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7T11:48:5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395" calcext:value-type="float">
            <text:p>0.003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b07924-76b4-571c-bc12-c3e610296f6d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3-08T06:12:0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351595" calcext:value-type="float">
            <text:p>0.3515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cb5d17-f3f5-59ef-ae88-11634cbbeeb9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8T10:45:4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3527ce-416b-574e-a832-b55c8beb499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08T18:03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.17" calcext:value-type="float">
            <text:p>22.17</text:p>
          </table:table-cell>
        </table:table-row>
        <table:table-row table:style-name="ro1">
          <table:table-cell office:value-type="string" calcext:value-type="string">
            <text:p>97a61b9e-6c3e-57fb-8aaa-f0ea5fa3a9a3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09T07:38:3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1085" calcext:value-type="float">
            <text:p>0.1108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d26e68-7f03-5a40-b88e-acf840c87e2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21T17:21:0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6af62c-a333-5668-94db-f2076369b37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22T07:25:1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fe2b65-43b7-5954-a6e4-cf3bdc14ad9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24T11:25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d21371a7-5b79-52dc-9e4e-94accff1133f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3-25T07:18:2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3f90e1-240d-5367-ac7c-534f8bd652c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3-30T00:37:48Z</text:p>
          </table:table-cell>
          <table:table-cell office:value-type="string" calcext:value-type="string">
            <text:p>XLM</text:p>
          </table:table-cell>
          <table:table-cell office:value-type="float" office:value="3065.5798897" calcext:value-type="float">
            <text:p>3065.579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62048b-c4bd-572c-8fc0-db44a4af8d62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3-31T23:50:52Z</text:p>
          </table:table-cell>
          <table:table-cell table:number-columns-repeated="4"/>
          <table:table-cell office:value-type="string" calcext:value-type="string">
            <text:p>XLM</text:p>
          </table:table-cell>
          <table:table-cell office:value-type="float" office:value="3080.5923921" calcext:value-type="float">
            <text:p>3080.5923921</text:p>
          </table:table-cell>
          <table:table-cell office:value-type="float" office:value="434.492912166568" calcext:value-type="float">
            <text:p>434.492912166568</text:p>
          </table:table-cell>
        </table:table-row>
        <table:table-row table:style-name="ro1">
          <table:table-cell office:value-type="string" calcext:value-type="string">
            <text:p>89bff6a6-0056-54ed-b8e5-b0ca302e7e69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3-31T23:50:52Z</text:p>
          </table:table-cell>
          <table:table-cell office:value-type="string" calcext:value-type="string">
            <text:p>USDC</text:p>
          </table:table-cell>
          <table:table-cell office:value-type="float" office:value="423.643207" calcext:value-type="float">
            <text:p>423.643207</text:p>
          </table:table-cell>
          <table:table-cell office:value-type="float" office:value="434.492912166568" calcext:value-type="float">
            <text:p>434.49291216656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bace5c-a931-5087-a8c4-307a4528e74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31T23:53:3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4b59366a-d6d1-5df2-b9a7-65d47ba78ed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3-31T23:57:3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82b95c27-1d10-59cc-8922-0fea758c808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1T00:08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6.01" calcext:value-type="float">
            <text:p>36.01</text:p>
          </table:table-cell>
        </table:table-row>
        <table:table-row table:style-name="ro1">
          <table:table-cell office:value-type="string" calcext:value-type="string">
            <text:p>e5cd2a6e-408e-53ae-99a9-3dd5255fd7ad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1T10:06:1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8005" calcext:value-type="float">
            <text:p>0.180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6a5ef8-f828-5fa5-a04b-0463c981311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1T12:05:1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5173583-77dd-5bcc-965c-b3579fe107a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2T02:28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9fbf9a8c-be2b-521e-a6e7-493ecace9c1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2T04:54:4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62" calcext:value-type="float">
            <text:p>14.62</text:p>
          </table:table-cell>
        </table:table-row>
        <table:table-row table:style-name="ro1">
          <table:table-cell office:value-type="string" calcext:value-type="string">
            <text:p>229062cc-9b9c-54b1-8400-d779f7147fba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2T06:03:5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59d757-2363-5899-a094-136fe61f94aa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2T06:43:3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3bba02-20c4-5896-808b-ab5f7f122e8d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2T06:48:4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995" calcext:value-type="float">
            <text:p>0.03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39532f-0a7f-5dfb-90af-28a6f65b011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2T11:09:5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df86579-da9c-5bb8-9ad9-b52e6cf2e79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2T12:14:1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731" calcext:value-type="float">
            <text:p>0.0731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531aeb-4641-53fb-8665-495b2920175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2T12:51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b0fe9e4-a9cb-5161-b934-87acf56064f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3T08:20:5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356e09-1982-542d-9120-cc51d20325c4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4-05T00:43:4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47965" calcext:value-type="float">
            <text:p>0.1479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8fc7f5-1fb0-5167-ac50-2e4e9fadf696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4-05T07:26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10" calcext:value-type="float">
            <text:p>10</text:p>
          </table:table-cell>
          <table:table-cell office:value-type="float" office:value="10.2561047831594" calcext:value-type="float">
            <text:p>10.2561047831594</text:p>
          </table:table-cell>
        </table:table-row>
        <table:table-row table:style-name="ro1">
          <table:table-cell office:value-type="string" calcext:value-type="string">
            <text:p>42d8caa1-336f-50fc-8b01-0dfd97e5a29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4-05T07:42:09Z</text:p>
          </table:table-cell>
          <table:table-cell office:value-type="string" calcext:value-type="string">
            <text:p>US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e0b190-615b-5dea-9221-5267a9fb6dd7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4-05T07:50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25f3f2-0c45-5b29-afc0-aa7addd20cd1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4-05T07:50:34Z</text:p>
          </table:table-cell>
          <table:table-cell office:value-type="string" calcext:value-type="string">
            <text:p>ETH</text:p>
          </table:table-cell>
          <table:table-cell office:value-type="float" office:value="0.00271272" calcext:value-type="float">
            <text:p>0.00271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c8de43-dcc6-51dc-8404-e1afc4ab4b67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4-05T07:52:57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271272" calcext:value-type="float">
            <text:p>0.00271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b0e2672-e1a2-5acc-843f-8269d6249434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4-05T07:54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52e7cb2-49da-5bf1-b651-6f0bda3ee64b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4-05T07:54:21Z</text:p>
          </table:table-cell>
          <table:table-cell office:value-type="string" calcext:value-type="string">
            <text:p>ETH</text:p>
          </table:table-cell>
          <table:table-cell office:value-type="float" office:value="0.0027144" calcext:value-type="float">
            <text:p>0.0027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ae7c71-cc0f-550f-b964-4c00cb94dce7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4-05T07:57:22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27144" calcext:value-type="float">
            <text:p>0.0027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9bb575d-b23d-5352-81c7-c6ec8d6d3d8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4-05T08:04:05Z</text:p>
          </table:table-cell>
          <table:table-cell office:value-type="string" calcext:value-type="string">
            <text:p>ETH</text:p>
          </table:table-cell>
          <table:table-cell office:value-type="float" office:value="0.00542661538630629" calcext:value-type="float">
            <text:p>0.00542661538630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a572c4-484e-5cf6-b8ed-d9829a52b34c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4-05T08:05:13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542662" calcext:value-type="float">
            <text:p>0.00542662</text:p>
          </table:table-cell>
          <table:table-cell office:value-type="float" office:value="17.8418311677" calcext:value-type="float">
            <text:p>17.8418311677</text:p>
          </table:table-cell>
        </table:table-row>
        <table:table-row table:style-name="ro1">
          <table:table-cell office:value-type="string" calcext:value-type="string">
            <text:p>dadb17d6-5e35-59f3-b957-5dc73960feca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4-05T08:05:13Z</text:p>
          </table:table-cell>
          <table:table-cell office:value-type="string" calcext:value-type="string">
            <text:p>MATIC</text:p>
          </table:table-cell>
          <table:table-cell office:value-type="float" office:value="19.596694" calcext:value-type="float">
            <text:p>19.596694</text:p>
          </table:table-cell>
          <table:table-cell office:value-type="float" office:value="17.8418311677" calcext:value-type="float">
            <text:p>17.8418311677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2811d1-6485-599c-94c7-2e2451a2cca3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4-05T08:19:33Z</text:p>
          </table:table-cell>
          <table:table-cell table:number-columns-repeated="4"/>
          <table:table-cell office:value-type="string" calcext:value-type="string">
            <text:p>MATIC</text:p>
          </table:table-cell>
          <table:table-cell office:value-type="float" office:value="19.596694" calcext:value-type="float">
            <text:p>19.596694</text:p>
          </table:table-cell>
          <table:table-cell office:value-type="float" office:value="17.8418311677" calcext:value-type="float">
            <text:p>17.8418311677</text:p>
          </table:table-cell>
        </table:table-row>
        <table:table-row table:style-name="ro1">
          <table:table-cell office:value-type="string" calcext:value-type="string">
            <text:p>9cc9deff-0628-5cb9-a124-8f2083535b3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4-05T08:30:51Z</text:p>
          </table:table-cell>
          <table:table-cell office:value-type="string" calcext:value-type="string">
            <text:p>MATIC</text:p>
          </table:table-cell>
          <table:table-cell office:value-type="float" office:value="19.0455093330257" calcext:value-type="float">
            <text:p>19.0455093330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46f122-806b-59e3-8e73-74c9a1c29838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4-05T08:36:36Z</text:p>
          </table:table-cell>
          <table:table-cell table:number-columns-repeated="4"/>
          <table:table-cell office:value-type="string" calcext:value-type="string">
            <text:p>MATIC</text:p>
          </table:table-cell>
          <table:table-cell office:value-type="float" office:value="19.04550933" calcext:value-type="float">
            <text:p>19.04550933</text:p>
          </table:table-cell>
          <table:table-cell office:value-type="float" office:value="16.9505033037" calcext:value-type="float">
            <text:p>16.9505033037</text:p>
          </table:table-cell>
        </table:table-row>
        <table:table-row table:style-name="ro1">
          <table:table-cell office:value-type="string" calcext:value-type="string">
            <text:p>6b3d0d1f-62ce-5b58-9812-c59364e5737f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4-05T08:36:36Z</text:p>
          </table:table-cell>
          <table:table-cell office:value-type="string" calcext:value-type="string">
            <text:p>ETH</text:p>
          </table:table-cell>
          <table:table-cell office:value-type="float" office:value="0.00501072" calcext:value-type="float">
            <text:p>0.00501072</text:p>
          </table:table-cell>
          <table:table-cell office:value-type="float" office:value="16.9505033037" calcext:value-type="float">
            <text:p>16.9505033037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92e086-d1f5-54ee-acdd-b28507d1ee57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4-05T08:37:50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501072" calcext:value-type="float">
            <text:p>0.00501072</text:p>
          </table:table-cell>
          <table:table-cell office:value-type="float" office:value="16.9505033037" calcext:value-type="float">
            <text:p>16.9505033037</text:p>
          </table:table-cell>
        </table:table-row>
        <table:table-row table:style-name="ro1">
          <table:table-cell office:value-type="string" calcext:value-type="string">
            <text:p>3afcd4c1-0e07-5527-912b-bbe41f5b9bf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4-05T08:46:06Z</text:p>
          </table:table-cell>
          <table:table-cell office:value-type="string" calcext:value-type="string">
            <text:p>ETH</text:p>
          </table:table-cell>
          <table:table-cell office:value-type="float" office:value="0.00301007458468628" calcext:value-type="float">
            <text:p>0.00301007458468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44212b-b233-5027-9d4a-b12dd886537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07T03:32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d7e2a6f0-48d7-5b4c-9d96-f7ab07deba40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08T10:56:0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daa82fb-f7e7-50ff-a027-366ecc0f0db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10T09:11:3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9e4678b-68e4-5965-a771-60ae7c3b969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10T09:13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d383bc-228e-5226-b5ce-4c70a21a434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13T23:47:0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1fc9e0a-3ba4-570d-9314-47cc12ea8a30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14T19:48:5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2f5cc1-5a6b-5e5a-b831-374aceaeffb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4-17T09:30:43Z</text:p>
          </table:table-cell>
          <table:table-cell office:value-type="string" calcext:value-type="string">
            <text:p>US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f06401-e263-59b0-a8e5-f2168f25ccbf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4-17T09:30:48Z</text:p>
          </table:table-cell>
          <table:table-cell office:value-type="string" calcext:value-type="string">
            <text:p>US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3b86c-3e16-5f18-b389-0d9426960a7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19T20:25:3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602527f-0347-50e5-b2d7-bc1b5f71318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21T16:59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f9d0396-21f8-5859-9303-7dc44f7ad14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4-22T09:45:5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ed99ce-f88b-5589-bc40-1b4dada2b22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28T20:32:3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162b04e8-7c57-582d-bb8b-80583609b39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30T21:01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1d4d1e64-72bb-5929-984c-87694fe834e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4-30T22:32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b5b55d78-9a6d-5dd5-bdcc-476c524991c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1T12:05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fa629d6-f8bc-50f9-82ab-91aa6ddcaf4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2T02:15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a3cadcac-78aa-5186-a8c3-af7295f48fdf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2T10:36:0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ae036c-806a-541d-9e31-899c4991dbd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2T12:47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2175d7d-2574-56a3-9fbe-f21b728c9ba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2T19:47:3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b27341dc-844e-55f7-a7ae-31cfd6a09bed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5-02T20:40:09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301007" calcext:value-type="float">
            <text:p>0.00301007</text:p>
          </table:table-cell>
          <table:table-cell office:value-type="float" office:value="8.9703698084" calcext:value-type="float">
            <text:p>8.9703698084</text:p>
          </table:table-cell>
        </table:table-row>
        <table:table-row table:style-name="ro1">
          <table:table-cell office:value-type="string" calcext:value-type="string">
            <text:p>5b6b4979-68f9-56b8-bf26-80c5d9e5342f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5-02T20:40:09Z</text:p>
          </table:table-cell>
          <table:table-cell office:value-type="string" calcext:value-type="string">
            <text:p>USDC</text:p>
          </table:table-cell>
          <table:table-cell office:value-type="float" office:value="7.890115" calcext:value-type="float">
            <text:p>7.890115</text:p>
          </table:table-cell>
          <table:table-cell office:value-type="float" office:value="8.9703698084" calcext:value-type="float">
            <text:p>8.9703698084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078242-8597-56ac-a88c-b707c5655b5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3T06:23:1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d11fd5-4842-57f6-8b39-740101cbcc9c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3T09:40:4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9f926b-22a3-5c41-ac65-de0e14a7ff2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5-03T21:37:5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db5fa9-7a5c-5710-af83-660352a3626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3T21:42:0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9.64" calcext:value-type="float">
            <text:p>129.64</text:p>
          </table:table-cell>
        </table:table-row>
        <table:table-row table:style-name="ro1">
          <table:table-cell office:value-type="string" calcext:value-type="string">
            <text:p>b4c16065-edb9-5b93-9e4f-7dd1c83fb87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3T21:56:5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77.25" calcext:value-type="float">
            <text:p>177.25</text:p>
          </table:table-cell>
        </table:table-row>
        <table:table-row table:style-name="ro1">
          <table:table-cell office:value-type="string" calcext:value-type="string">
            <text:p>31b4166a-31f2-5d25-846a-ed78470eee6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5-03T22:00:40Z</text:p>
          </table:table-cell>
          <table:table-cell office:value-type="string" calcext:value-type="string">
            <text:p>USDC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57d227-19ce-5407-afef-b0f2168766b4</text:p>
          </table:table-cell>
          <table:table-cell office:value-type="string" calcext:value-type="string">
            <text:p>Converted from</text:p>
          </table:table-cell>
          <table:table-cell office:value-type="string" calcext:value-type="string">
            <text:p>2024-05-03T22:06:0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3c317e1-652e-530e-9f88-38244c638dbd</text:p>
          </table:table-cell>
          <table:table-cell office:value-type="string" calcext:value-type="string">
            <text:p>Converted to</text:p>
          </table:table-cell>
          <table:table-cell office:value-type="string" calcext:value-type="string">
            <text:p>2024-05-03T22:06:02Z</text:p>
          </table:table-cell>
          <table:table-cell office:value-type="string" calcext:value-type="string">
            <text:p>AKT</text:p>
          </table:table-cell>
          <table:table-cell office:value-type="float" office:value="2.096827" calcext:value-type="float">
            <text:p>2.0968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2b0c1-4bd3-5bf8-aee8-94e197a455f3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5-03T22:17:15Z</text:p>
          </table:table-cell>
          <table:table-cell table:number-columns-repeated="4"/>
          <table:table-cell office:value-type="string" calcext:value-type="string">
            <text:p>AKT</text:p>
          </table:table-cell>
          <table:table-cell office:value-type="float" office:value="2.096827" calcext:value-type="float">
            <text:p>2.096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d803f26-adf3-5a4d-969b-fd8b15749a09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5-04T17:14:3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.106532" calcext:value-type="float">
            <text:p>1.106532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ef95f-39fb-59ae-9ccd-ffe91fb0006b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5T11:28:2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88625" calcext:value-type="float">
            <text:p>0.8862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ed70c-a496-57fe-9c33-4898de695c8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6T10:33:0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6482" calcext:value-type="float">
            <text:p>0.6482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a57999-5dbe-5a5f-9bd7-ec158188ac9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6T15:18:0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778" calcext:value-type="float">
            <text:p>0.177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d811ab-8b42-50fa-90df-0886035bdd56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6T15:42:1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b4a149-6ccb-525a-8a5b-bcdd87dfe5fb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6T16:11:3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868" calcext:value-type="float">
            <text:p>0.086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e9d100-b3ab-541b-86d0-1846982b474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07T03:32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731213eb-0bac-5ee3-89fc-73627d78bd6f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4-05-08T23:01:5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97d577-15c2-505d-9910-9a16a743110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14T13:30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45ab80e-1bae-5656-a023-08a844193d7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15T13:16:4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99ca7a89-7dea-5fd1-9df8-ed049909834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20T08:28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0f98742-e097-5bfb-805a-39b92682664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21T17:18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9787c1e-1643-5fa9-956b-5e8126de3d9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22T03:00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7.37" calcext:value-type="float">
            <text:p>17.37</text:p>
          </table:table-cell>
        </table:table-row>
        <table:table-row table:style-name="ro1">
          <table:table-cell office:value-type="string" calcext:value-type="string">
            <text:p>b7ec64f8-4a30-5b56-a96f-2aa977df3cb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5-31T21:01:3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6.48" calcext:value-type="float">
            <text:p>36.48</text:p>
          </table:table-cell>
        </table:table-row>
        <table:table-row table:style-name="ro1">
          <table:table-cell office:value-type="string" calcext:value-type="string">
            <text:p>dcdc8b0c-df7d-551f-9ed5-8ba3a71b845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01T06:45:0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63b5fbe0-0037-519b-a04f-9348c2b38d2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01T12:05:2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4ed7404-67b1-5323-8a8e-593555e981e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02T03:10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f8e47173-7576-5eac-bd9a-ff0bcf5c68a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02T12:42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432fc1d0-99c4-59e1-98f6-1ccd75fc35c9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6-04T23:19:1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.107658" calcext:value-type="float">
            <text:p>1.10765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79b3ff-93f8-54d7-9949-fa839baaca2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05T22:22:40Z</text:p>
          </table:table-cell>
          <table:table-cell office:value-type="string" calcext:value-type="string">
            <text:p>USDC</text:p>
          </table:table-cell>
          <table:table-cell office:value-type="float" office:value="513.24539" calcext:value-type="float">
            <text:p>513.24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b8c24f-d7d5-5c4f-95dc-d3cfb24e27c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714451fc-d120-550a-a304-77fc187d7ec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08T19:30:43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4ebcd3-8f9e-531d-a55a-794026d1579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6-15T03:07:00Z</text:p>
          </table:table-cell>
          <table:table-cell office:value-type="string" calcext:value-type="string">
            <text:p>USDC</text:p>
          </table:table-cell>
          <table:table-cell office:value-type="float" office:value="24.47" calcext:value-type="float">
            <text:p>24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bb3690-5eb2-5040-aaea-8cb32fd3b59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15T03:07:1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c081e278-f090-547b-abf1-9ff4f99d74f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15T03:07:4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e2abd89e-8700-542c-a84b-c876060811b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19T16:33:42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da6362-5e40-51d7-8d98-cc41d82eb5f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19T18:02:04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1f11a2-be4d-5169-bf8e-3d89ff7ecad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19T20:37:19Z</text:p>
          </table:table-cell>
          <table:table-cell office:value-type="string" calcext:value-type="string">
            <text:p>USDC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3647cd-eff2-5f81-8da3-8ebb1d73e38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20T02:16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b33c54be-1348-50df-8d98-b4289b8cbf0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20T08:31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1f54ee6-7ee6-5307-a47e-ff94a373eb6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0T10:04:03Z</text:p>
          </table:table-cell>
          <table:table-cell office:value-type="string" calcext:value-type="string">
            <text:p>USDC</text:p>
          </table:table-cell>
          <table:table-cell office:value-type="float" office:value="0.04475" calcext:value-type="float">
            <text:p>0.04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ec3f98-a637-5362-b0c3-47914d03411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0T11:06:20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867417-871e-53e8-8040-d9684065f54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0T19:20:47Z</text:p>
          </table:table-cell>
          <table:table-cell office:value-type="string" calcext:value-type="string">
            <text:p>USDC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a24b05-a423-580e-998d-bc1ffd4fbab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1T04:59:38Z</text:p>
          </table:table-cell>
          <table:table-cell office:value-type="string" calcext:value-type="string">
            <text:p>USDC</text:p>
          </table:table-cell>
          <table:table-cell office:value-type="float" office:value="0.1824" calcext:value-type="float">
            <text:p>0.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ec4a9f-4798-5d49-ba18-65c1d73bca9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1T16:42:36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90f774-db8b-59ee-b4da-d1eb9293634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1T16:49:01Z</text:p>
          </table:table-cell>
          <table:table-cell office:value-type="string" calcext:value-type="string">
            <text:p>USDC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a02e0-75e4-50d0-b797-21a11773992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21T17:43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781ea2d-38d6-5219-89b6-253588c3458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1T18:32:02Z</text:p>
          </table:table-cell>
          <table:table-cell office:value-type="string" calcext:value-type="string">
            <text:p>USDC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c354ea-e7ec-5bc9-a086-e7eec625606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1T18:32:38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550925-ab06-5dc5-bdf3-a1afcce6144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2T03:24:32Z</text:p>
          </table:table-cell>
          <table:table-cell office:value-type="string" calcext:value-type="string">
            <text:p>USDC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5dde4d-61cc-551a-8061-eb7519f594e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2T06:21:57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23dac-694d-5c07-916d-a24c2d4c3789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6-24T05:01:12Z</text:p>
          </table:table-cell>
          <table:table-cell office:value-type="string" calcext:value-type="string">
            <text:p>USDC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b63ebd-2cf3-572d-8d51-8e21f9fcf7d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4T05:01:13Z</text:p>
          </table:table-cell>
          <table:table-cell office:value-type="string" calcext:value-type="string">
            <text:p>USDC</text:p>
          </table:table-cell>
          <table:table-cell office:value-type="float" office:value="0.12235" calcext:value-type="float">
            <text:p>0.12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a628a5-04c9-5e9c-b956-2acd15a941f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4T23:42:14Z</text:p>
          </table:table-cell>
          <table:table-cell office:value-type="string" calcext:value-type="string">
            <text:p>USDC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b23106-fa20-510a-ae40-c03de1f93d5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6T01:09:31Z</text:p>
          </table:table-cell>
          <table:table-cell office:value-type="string" calcext:value-type="string">
            <text:p>USDC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18aaa0-03ff-5c16-9bdd-d04ff367700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27T07:05:2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ae3e9ef-e19f-58fd-ad5a-3aa17bc66bc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6-27T21:15:01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cbe22f-3d19-59a5-a44b-6fa4527b947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6-30T21:01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3.85" calcext:value-type="float">
            <text:p>33.85</text:p>
          </table:table-cell>
        </table:table-row>
        <table:table-row table:style-name="ro1">
          <table:table-cell office:value-type="string" calcext:value-type="string">
            <text:p>ba92c51d-cabb-57eb-ab4a-0e7343f538c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1T06:34:20Z</text:p>
          </table:table-cell>
          <table:table-cell office:value-type="string" calcext:value-type="string">
            <text:p>USDC</text:p>
          </table:table-cell>
          <table:table-cell office:value-type="float" office:value="0.16925" calcext:value-type="float">
            <text:p>0.16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0d59b5-0cbf-573b-88c5-2accaec6477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1T07:42:1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ea9c26e2-7983-5d6c-8b89-4b2953a2c72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1T12:05:0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6cb3893-8337-58f4-9e0c-1d6c4a5cb2f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1T20:17:53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0586f-990e-5b71-a3f5-0a47b324899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1T20:39:17Z</text:p>
          </table:table-cell>
          <table:table-cell office:value-type="string" calcext:value-type="string">
            <text:p>USDC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580779-a131-54f5-807d-b74a6c0abd3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2T03:17:4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19501dae-6e6e-5d90-85c5-640fea5eb41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2T11:33:56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3ea5ec-55be-5aff-aece-64ba0c69cf4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2T12:15:1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c104da3d-f2e7-5b9c-8389-290d5a50cb5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3T10:10:50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d6354e-7355-5643-ad93-d9017d645c8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4T10:15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b13e3afb-0c52-5626-a277-25be72d53df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6T08:01:31Z</text:p>
          </table:table-cell>
          <table:table-cell office:value-type="string" calcext:value-type="string">
            <text:p>USDC</text:p>
          </table:table-cell>
          <table:table-cell office:value-type="float" office:value="0.0499" calcext:value-type="float">
            <text:p>0.0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c6f40d-7cb8-5861-aaa5-294f502fe611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7-08T17:22:4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2.651781" calcext:value-type="float">
            <text:p>2.651781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3f7c87-f50f-5d61-81f2-0cb4dba4799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9T00:28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6.41" calcext:value-type="float">
            <text:p>96.41</text:p>
          </table:table-cell>
        </table:table-row>
        <table:table-row table:style-name="ro1">
          <table:table-cell office:value-type="string" calcext:value-type="string">
            <text:p>95043dea-04cf-5c6d-997f-e84114d43a9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09T01:20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8.72" calcext:value-type="float">
            <text:p>68.72</text:p>
          </table:table-cell>
        </table:table-row>
        <table:table-row table:style-name="ro1">
          <table:table-cell office:value-type="string" calcext:value-type="string">
            <text:p>03c6d17f-94b8-549c-b8e6-d6830d0ca02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9T06:49:30Z</text:p>
          </table:table-cell>
          <table:table-cell office:value-type="string" calcext:value-type="string">
            <text:p>USDC</text:p>
          </table:table-cell>
          <table:table-cell office:value-type="float" office:value="0.3436" calcext:value-type="float">
            <text:p>0.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5c0226-cdac-559a-8942-93b26f0cab6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09T06:50:35Z</text:p>
          </table:table-cell>
          <table:table-cell office:value-type="string" calcext:value-type="string">
            <text:p>USDC</text:p>
          </table:table-cell>
          <table:table-cell office:value-type="float" office:value="0.48205" calcext:value-type="float">
            <text:p>0.48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dccbfb-11a2-5c3d-a2c7-7bf726c2e27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10T04:05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c7d38823-e646-5036-ac4f-95083340715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7-10T04:07:19Z</text:p>
          </table:table-cell>
          <table:table-cell office:value-type="string" calcext:value-type="string">
            <text:p>USDC</text:p>
          </table:table-cell>
          <table:table-cell office:value-type="float" office:value="158.08" calcext:value-type="float">
            <text:p>158.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9f4af-334b-54a0-a3c4-156f4f15374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10T21:26:59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a2747f-565d-5fa6-b35e-14b0411889b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16T11:45:3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97beb1-01ba-5314-8bfc-fdf466b815c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16T16:44:0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608ef436-8565-5e2f-a759-6cf487057ec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16T22:05:13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8cfcdf-19bb-5686-b26f-e3263527730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17T21:30:59Z</text:p>
          </table:table-cell>
          <table:table-cell office:value-type="string" calcext:value-type="string">
            <text:p>USDC</text:p>
          </table:table-cell>
          <table:table-cell office:value-type="float" office:value="0.12695" calcext:value-type="float">
            <text:p>0.12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e825fd-70b1-5154-8873-c2a3d6fe53a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21T17:18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9bace634-681a-5eaf-8a7f-3aa4f252bf3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22T05:46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e30b90e4-c1be-5529-bffb-b12e4df16c2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22T06:32:37Z</text:p>
          </table:table-cell>
          <table:table-cell office:value-type="string" calcext:value-type="string">
            <text:p>USDC</text:p>
          </table:table-cell>
          <table:table-cell office:value-type="float" office:value="0.0494" calcext:value-type="float">
            <text:p>0.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3d579a-e1e3-53ef-b14b-a58ac6bff7b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23T14:49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.17" calcext:value-type="float">
            <text:p>22.17</text:p>
          </table:table-cell>
        </table:table-row>
        <table:table-row table:style-name="ro1">
          <table:table-cell office:value-type="string" calcext:value-type="string">
            <text:p>a7428124-f4f7-5b7f-80d9-935bf7a83a8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24T07:20:11Z</text:p>
          </table:table-cell>
          <table:table-cell office:value-type="string" calcext:value-type="string">
            <text:p>USDC</text:p>
          </table:table-cell>
          <table:table-cell office:value-type="float" office:value="0.11085" calcext:value-type="float">
            <text:p>0.1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cf365d-afbc-568e-a39f-90e2e7c35dd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24T11:09:49Z</text:p>
          </table:table-cell>
          <table:table-cell office:value-type="string" calcext:value-type="string">
            <text:p>USDC</text:p>
          </table:table-cell>
          <table:table-cell office:value-type="float" office:value="0.0499" calcext:value-type="float">
            <text:p>0.0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dcf870-0207-57ac-8869-970ef0443d1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26T06:43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79bf94-ba6e-5488-8ebf-f9c0d26524a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26T11:03:19Z</text:p>
          </table:table-cell>
          <table:table-cell office:value-type="string" calcext:value-type="string">
            <text:p>USDC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634fd1-03dd-503d-ad06-d1ca4b99fff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7-31T08:36:1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7.39" calcext:value-type="float">
            <text:p>27.39</text:p>
          </table:table-cell>
        </table:table-row>
        <table:table-row table:style-name="ro1">
          <table:table-cell office:value-type="string" calcext:value-type="string">
            <text:p>20f48330-7b1e-5b84-b413-b06b73a6c2c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7-31T11:36:44Z</text:p>
          </table:table-cell>
          <table:table-cell office:value-type="string" calcext:value-type="string">
            <text:p>USDC</text:p>
          </table:table-cell>
          <table:table-cell office:value-type="float" office:value="0.13695" calcext:value-type="float">
            <text:p>0.13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f56cb6-a929-54dc-91f1-f8d3a0cfd87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1T01:04:3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865aba2a-d222-5ed5-a354-df6fa42d1e4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1T10:24:13Z</text:p>
          </table:table-cell>
          <table:table-cell office:value-type="string" calcext:value-type="string">
            <text:p>USDC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8ed6ff-c94f-55aa-a065-d942531b6bd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2T00:23:0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57fe4b1-17bf-5c79-a563-ecfd9ff69f0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2T02:29:1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4a055f4f-a63e-5e35-b190-94c886e706e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2T02:44:3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8.49" calcext:value-type="float">
            <text:p>18.49</text:p>
          </table:table-cell>
        </table:table-row>
        <table:table-row table:style-name="ro1">
          <table:table-cell office:value-type="string" calcext:value-type="string">
            <text:p>17c22f8c-152b-5879-a8cd-c04e3dc8151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2T09:38:44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28722b-1174-501e-b122-207db211986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2T09:44:43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97b34d-0fd3-5f38-abe8-566622f8acd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2T21:02:0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9177a00c-183d-5c80-839a-982b1c04ef5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3T09:21:18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780e7-4d46-5bbc-a34b-861c3a83b1f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4T07:53:0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2865fc29-98a7-5760-92a0-9030fbe0f20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5T06:54:21Z</text:p>
          </table:table-cell>
          <table:table-cell office:value-type="string" calcext:value-type="string">
            <text:p>USDC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4596dd-aec1-5072-a11d-67ffb7e41a24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8-06T05:57:3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3.803301" calcext:value-type="float">
            <text:p>3.803301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6309c3-9946-5f1f-a983-950957ff626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6T10:55:2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95" calcext:value-type="float">
            <text:p>19.95</text:p>
          </table:table-cell>
        </table:table-row>
        <table:table-row table:style-name="ro1">
          <table:table-cell office:value-type="string" calcext:value-type="string">
            <text:p>f6ed83e0-5af3-530b-aea4-3f78228d75b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07T03:32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7b84b2e5-d049-542f-b7d0-5c8d97a0a30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7T09:08:28Z</text:p>
          </table:table-cell>
          <table:table-cell office:value-type="string" calcext:value-type="string">
            <text:p>USDC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9ea81-554a-516c-93f0-cb5a4b3b6c1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08T21:35:29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87179-d502-581a-8e43-56dae1cd9dfc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8-11T05:00:49Z</text:p>
          </table:table-cell>
          <table:table-cell office:value-type="string" calcext:value-type="string">
            <text:p>USDC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9c8d27-269d-5835-bb83-5b7c2a9bfb5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1T05:00:50Z</text:p>
          </table:table-cell>
          <table:table-cell office:value-type="string" calcext:value-type="string">
            <text:p>USDC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38c2e3-ab30-5466-b7b7-1788f83f76a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2T23:18:5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7b5d42a-8f86-52af-ad5e-7a6f910152f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3T00:20:4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ca1ab3a4-46ca-57f3-ba1d-d7d8ca5e50b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3T02:09:41Z</text:p>
          </table:table-cell>
          <table:table-cell office:value-type="string" calcext:value-type="string">
            <text:p>USDC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4912a6-27c5-53c7-820b-c7273b6e43d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3T02:09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54f47394-feae-5735-860e-dc523a0e094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3T09:26:03Z</text:p>
          </table:table-cell>
          <table:table-cell office:value-type="string" calcext:value-type="string">
            <text:p>USDC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5563ee-0d04-5bb5-abf2-4a53256598a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3T10:31:25Z</text:p>
          </table:table-cell>
          <table:table-cell office:value-type="string" calcext:value-type="string">
            <text:p>USDC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7688b9-b768-5dc6-81cf-0ca9ce8fa68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4T18:35:08Z</text:p>
          </table:table-cell>
          <table:table-cell office:value-type="string" calcext:value-type="string">
            <text:p>USDC</text:p>
          </table:table-cell>
          <table:table-cell office:value-type="float" office:value="0.0711" calcext:value-type="float">
            <text:p>0.0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4d47ed-5850-5acc-b39f-a9b50f021fc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4T18:35:2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22" calcext:value-type="float">
            <text:p>14.22</text:p>
          </table:table-cell>
        </table:table-row>
        <table:table-row table:style-name="ro1">
          <table:table-cell office:value-type="string" calcext:value-type="string">
            <text:p>e62ab42c-3fe8-5017-a92b-7246d7e9766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4T18:49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6.34" calcext:value-type="float">
            <text:p>26.34</text:p>
          </table:table-cell>
        </table:table-row>
        <table:table-row table:style-name="ro1">
          <table:table-cell office:value-type="string" calcext:value-type="string">
            <text:p>7e87a5c5-64c3-59f5-9bd9-c0a52cf2b57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6T23:03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f56f248c-84a1-5d4b-bfef-2591039b33a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7T00:24:1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4d3f9d2-c5ea-5c59-8403-7faaf901c22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17T03:48:2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8e6ec1f-d0d2-592d-89e3-1896d954242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7T11:12:58Z</text:p>
          </table:table-cell>
          <table:table-cell office:value-type="string" calcext:value-type="string">
            <text:p>USDC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c6a82-8b6e-511d-8c9f-8ddd2cd697a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8T00:00:40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a40c1-7407-5198-a508-3500b0eb48e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18T05:14:24Z</text:p>
          </table:table-cell>
          <table:table-cell office:value-type="string" calcext:value-type="string">
            <text:p>USDC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120850-ac63-5305-bb9f-cb37a0cfe76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8-21T19:30:04Z</text:p>
          </table:table-cell>
          <table:table-cell office:value-type="string" calcext:value-type="string">
            <text:p>ETH</text:p>
          </table:table-cell>
          <table:table-cell office:value-type="float" office:value="0.003" calcext:value-type="float">
            <text:p>0.003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becb8c-2d26-5a8d-81b2-89d7f5f6dcc6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4-08-21T19:30:49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3" calcext:value-type="float">
            <text:p>0.003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b605883c-e38d-50e1-86d4-876807dd019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28T15:10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4.16" calcext:value-type="float">
            <text:p>34.16</text:p>
          </table:table-cell>
        </table:table-row>
        <table:table-row table:style-name="ro1">
          <table:table-cell office:value-type="string" calcext:value-type="string">
            <text:p>353e735e-851f-51ab-a7c2-42bd6eaa3bd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28T17:04:2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5f8168-04a3-5bd6-aa28-d21736b5b07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28T18:19:38Z</text:p>
          </table:table-cell>
          <table:table-cell office:value-type="string" calcext:value-type="string">
            <text:p>USDC</text:p>
          </table:table-cell>
          <table:table-cell office:value-type="float" office:value="0.1708" calcext:value-type="float">
            <text:p>0.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0c1884-ee62-53a1-a520-761f1931613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8-29T06:21:55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27e91-8ac2-5223-9f11-be118f9920c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8-31T21:01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6.61" calcext:value-type="float">
            <text:p>36.61</text:p>
          </table:table-cell>
        </table:table-row>
        <table:table-row table:style-name="ro1">
          <table:table-cell office:value-type="string" calcext:value-type="string">
            <text:p>b4bead5f-0437-5349-ad49-2636614670e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1T10:49:40Z</text:p>
          </table:table-cell>
          <table:table-cell office:value-type="string" calcext:value-type="string">
            <text:p>USDC</text:p>
          </table:table-cell>
          <table:table-cell office:value-type="float" office:value="0.18305" calcext:value-type="float">
            <text:p>0.18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c66a1-1606-567a-8b41-be6bf7dd580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1T12:05:0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e079775-7cbb-5281-8549-18a5e313adb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1T19:09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0.99" calcext:value-type="float">
            <text:p>20.99</text:p>
          </table:table-cell>
        </table:table-row>
        <table:table-row table:style-name="ro1">
          <table:table-cell office:value-type="string" calcext:value-type="string">
            <text:p>19b05deb-0b04-5bce-960e-b87d4d29bb3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1T23:18:34Z</text:p>
          </table:table-cell>
          <table:table-cell office:value-type="string" calcext:value-type="string">
            <text:p>USDC</text:p>
          </table:table-cell>
          <table:table-cell office:value-type="float" office:value="0.10495" calcext:value-type="float">
            <text:p>0.10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b44643-f170-5ec5-b11b-06c7cfa1c17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2T02:40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856ff705-9ec3-5b8e-bccf-ecaa0baccd8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2T06:32:29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4fc6dc-a91f-531e-8215-4cd3a5b5d92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2T09:47:33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8ef4df-8e6c-5b17-94d3-64d3a629d49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2T12:15:4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b1e4c18f-78e8-5fc4-9af5-3d5f592b80d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3T00:06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bf765316-ee2f-5345-82b8-188f42ab92a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3T06:29:09Z</text:p>
          </table:table-cell>
          <table:table-cell office:value-type="string" calcext:value-type="string">
            <text:p>USDC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f247e-5ac1-57e3-91d9-e29278127dd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4T06:14:32Z</text:p>
          </table:table-cell>
          <table:table-cell office:value-type="string" calcext:value-type="string">
            <text:p>USDC</text:p>
          </table:table-cell>
          <table:table-cell office:value-type="float" office:value="0.13515" calcext:value-type="float">
            <text:p>0.13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3755c-9fa4-5840-82e0-e371fcd838e0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09-05T04:44:2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2.617196" calcext:value-type="float">
            <text:p>2.617196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bce461-8ddb-5107-ab6d-052c159dfdb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6T22:10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6aad77f8-a0df-50a2-962c-2e771555fac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3b62be08-1a1a-51f7-ade5-b048a09adb2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07T13:28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7b183a1e-a591-5553-b1e9-67c48aef4aa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8T18:34:59Z</text:p>
          </table:table-cell>
          <table:table-cell office:value-type="string" calcext:value-type="string">
            <text:p>USDC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3b0693-4158-5037-a506-8131d1428c9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09T07:00:54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53294b-fc2c-5294-94e4-4ab64cb719c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1T17:08:3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d9f3739-a68f-5fe2-b838-1b93fd8e704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1T18:22:17Z</text:p>
          </table:table-cell>
          <table:table-cell office:value-type="string" calcext:value-type="string">
            <text:p>USDC</text:p>
          </table:table-cell>
          <table:table-cell office:value-type="float" office:value="526.31847" calcext:value-type="float">
            <text:p>526.3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0552c0-2cac-57ae-a20a-a905a69bf5a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2T06:02:06Z</text:p>
          </table:table-cell>
          <table:table-cell office:value-type="string" calcext:value-type="string">
            <text:p>USDC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7c4988-e9d1-5804-ac35-c305cd978e8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5T23:04:0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a82246a4-98b6-50d6-8ee6-e0e94dae8e5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6T05:01:00Z</text:p>
          </table:table-cell>
          <table:table-cell office:value-type="string" calcext:value-type="string">
            <text:p>USDC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06478-d0a8-5a5a-9076-b7312bedccf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9-16T05:01:01Z</text:p>
          </table:table-cell>
          <table:table-cell office:value-type="string" calcext:value-type="string">
            <text:p>USDC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d8cbd-8a47-5183-89f3-4bdc70b46f6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7T21:57:04Z</text:p>
          </table:table-cell>
          <table:table-cell office:value-type="string" calcext:value-type="string">
            <text:p>USDC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2252a2-b94b-51bc-896d-43048560402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8T22:36:5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48.63" calcext:value-type="float">
            <text:p>348.63</text:p>
          </table:table-cell>
        </table:table-row>
        <table:table-row table:style-name="ro1">
          <table:table-cell office:value-type="string" calcext:value-type="string">
            <text:p>9327cbde-25be-556f-98c6-45069ee25ca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8T22:51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6.21" calcext:value-type="float">
            <text:p>116.21</text:p>
          </table:table-cell>
        </table:table-row>
        <table:table-row table:style-name="ro1">
          <table:table-cell office:value-type="string" calcext:value-type="string">
            <text:p>533a3d1e-f712-5db9-a49d-166c44701ab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8T23:18:27Z</text:p>
          </table:table-cell>
          <table:table-cell office:value-type="string" calcext:value-type="string">
            <text:p>USDC</text:p>
          </table:table-cell>
          <table:table-cell office:value-type="float" office:value="1.74315" calcext:value-type="float">
            <text:p>1.74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91dfc7-3489-570b-96b9-734a919489f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9T02:18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6.24" calcext:value-type="float">
            <text:p>86.24</text:p>
          </table:table-cell>
        </table:table-row>
        <table:table-row table:style-name="ro1">
          <table:table-cell office:value-type="string" calcext:value-type="string">
            <text:p>6138bb4b-085c-58e4-9d84-bc9630d73af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19T03:56:5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3.75" calcext:value-type="float">
            <text:p>233.75</text:p>
          </table:table-cell>
        </table:table-row>
        <table:table-row table:style-name="ro1">
          <table:table-cell office:value-type="string" calcext:value-type="string">
            <text:p>ed401aa4-07dd-5118-9efe-499202fe7e7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19T22:33:01Z</text:p>
          </table:table-cell>
          <table:table-cell office:value-type="string" calcext:value-type="string">
            <text:p>USDC</text:p>
          </table:table-cell>
          <table:table-cell office:value-type="float" office:value="0.4312" calcext:value-type="float">
            <text:p>0.4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55002b-3581-56d0-a66a-b2f9b3a2c9e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21T17:22:1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1a375ee-dd5a-55bb-b1b3-882b568cc07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09-22T07:59:34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e81250-a065-5b21-a835-b94bb393b88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9-27T05:01:14Z</text:p>
          </table:table-cell>
          <table:table-cell office:value-type="string" calcext:value-type="string">
            <text:p>USDC</text:p>
          </table:table-cell>
          <table:table-cell office:value-type="float" office:value="116.21" calcext:value-type="float">
            <text:p>116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0b56de-964c-5e68-8bcf-2ffbcb2be52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09-30T21:04:2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6c8d6c1a-03df-5a1c-8708-d7f9a1a748cc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09-30T21:40:3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364.63" calcext:value-type="float">
            <text:p>364.63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693b38-d0cb-5ff4-9fd1-c9a3a0c2797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1T04:37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c0785740-1205-5962-b6bd-e7325f73f2e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1T07:25:02Z</text:p>
          </table:table-cell>
          <table:table-cell office:value-type="string" calcext:value-type="string">
            <text:p>USDC</text:p>
          </table:table-cell>
          <table:table-cell office:value-type="float" office:value="0.1785" calcext:value-type="float">
            <text:p>0.1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ef037-8d85-5559-8217-a6c5738661c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1T10:44:10Z</text:p>
          </table:table-cell>
          <table:table-cell office:value-type="string" calcext:value-type="string">
            <text:p>USDC</text:p>
          </table:table-cell>
          <table:table-cell office:value-type="float" office:value="0.0745" calcext:value-type="float">
            <text:p>0.0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e655ee-33fc-5b95-9d74-3753adf0b2d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1T12:04:5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ff0a8f5-f454-522b-a6ab-28a1b4b4c30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2T02:50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27f34baf-9f8e-5ae7-98df-999e8d4ea2e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2T05:12:4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.65" calcext:value-type="float">
            <text:p>100.65</text:p>
          </table:table-cell>
        </table:table-row>
        <table:table-row table:style-name="ro1">
          <table:table-cell office:value-type="string" calcext:value-type="string">
            <text:p>0d820b22-a706-5e7a-ae4e-0e9a07c8725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2T06:08:41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af244a-8a7d-5e8c-aada-1933aec9d66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2T10:25:37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6cee0d-271f-51d7-8d2b-4e0328c1952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2T11:51:1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9105fa86-e311-5139-b58e-bbc39168d99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2T22:29:27Z</text:p>
          </table:table-cell>
          <table:table-cell office:value-type="string" calcext:value-type="string">
            <text:p>USDC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5d6499-7513-564a-8766-126adfe4dad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aa4c2973-34a4-5428-bda5-dc28f8c1e2a7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10-07T23:31:4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.516586" calcext:value-type="float">
            <text:p>1.516586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afdc0b8-fe92-5405-9d33-c4f56f3c524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08T07:41:40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bcee16-6797-55c1-9a64-5209ae7a0d3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11T18:10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737bda10-e2af-57ab-b487-a9805d60a14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12T06:04:18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e860fa-cbe3-5cb9-be30-30bf375863b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18T02:41:1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1.18" calcext:value-type="float">
            <text:p>101.18</text:p>
          </table:table-cell>
        </table:table-row>
        <table:table-row table:style-name="ro1">
          <table:table-cell office:value-type="string" calcext:value-type="string">
            <text:p>0a3cf618-1a40-539b-a863-32a98bcfbab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0-18T02:41:49Z</text:p>
          </table:table-cell>
          <table:table-cell office:value-type="string" calcext:value-type="string">
            <text:p>USDC</text:p>
          </table:table-cell>
          <table:table-cell office:value-type="float" office:value="101.18" calcext:value-type="float">
            <text:p>10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158a81-6bcd-52b2-8f9a-0347784080b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18T02:43:1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1.18" calcext:value-type="float">
            <text:p>101.18</text:p>
          </table:table-cell>
        </table:table-row>
        <table:table-row table:style-name="ro1">
          <table:table-cell office:value-type="string" calcext:value-type="string">
            <text:p>2fd8703a-933f-5a3e-9300-600314ebc6b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18T03:29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3.99" calcext:value-type="float">
            <text:p>83.99</text:p>
          </table:table-cell>
        </table:table-row>
        <table:table-row table:style-name="ro1">
          <table:table-cell office:value-type="string" calcext:value-type="string">
            <text:p>2b822d0c-e83b-5c8e-8c3b-dcdfa75bcf2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20T06:43:52Z</text:p>
          </table:table-cell>
          <table:table-cell office:value-type="string" calcext:value-type="string">
            <text:p>USDC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c8090a-c387-56b4-8bc1-d8a5ef8ccef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24T00:54:2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98" calcext:value-type="float">
            <text:p>19.98</text:p>
          </table:table-cell>
        </table:table-row>
        <table:table-row table:style-name="ro1">
          <table:table-cell office:value-type="string" calcext:value-type="string">
            <text:p>9dc73086-8b60-55e8-9328-8c1003707e4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24T06:43:13Z</text:p>
          </table:table-cell>
          <table:table-cell office:value-type="string" calcext:value-type="string">
            <text:p>USDC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6716e-73ff-516f-997f-329a117fde4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25T10:55:31Z</text:p>
          </table:table-cell>
          <table:table-cell office:value-type="string" calcext:value-type="string">
            <text:p>USDC</text:p>
          </table:table-cell>
          <table:table-cell office:value-type="float" office:value="500.043306" calcext:value-type="float">
            <text:p>500.043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e970ed-8d17-5ee5-bf63-23724d41684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28T21:41:4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f228fbb8-5e86-573c-8629-fb13c99fcbb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0-29T22:09:00Z</text:p>
          </table:table-cell>
          <table:table-cell office:value-type="string" calcext:value-type="string">
            <text:p>USDC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819254-61c8-5fd2-8740-977ee48b804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0-31T21:02:2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aac894cb-c7cb-5155-bfd1-19449320ebd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1T01:43:1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.86" calcext:value-type="float">
            <text:p>22.86</text:p>
          </table:table-cell>
        </table:table-row>
        <table:table-row table:style-name="ro1">
          <table:table-cell office:value-type="string" calcext:value-type="string">
            <text:p>99d38b7a-ba8d-5b9e-9f21-c8561e46470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1T08:45:49Z</text:p>
          </table:table-cell>
          <table:table-cell office:value-type="string" calcext:value-type="string">
            <text:p>USDC</text:p>
          </table:table-cell>
          <table:table-cell office:value-type="float" office:value="0.1945" calcext:value-type="float">
            <text:p>0.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be3a80-2167-56ed-8911-f251e5a005e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1T12:04:5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3f7b807-3a00-598e-9810-bce222ca61e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2T02:22:0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81a78e68-be9f-5ad5-88e9-8cfdacc4461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2T06:14:11Z</text:p>
          </table:table-cell>
          <table:table-cell office:value-type="string" calcext:value-type="string">
            <text:p>USDC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d54b2a-6800-5fea-ba81-567af1b6bab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2T10:51:57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6d1ab1-8491-5499-961b-250bc65f773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2T11:46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cbdbe859-6f02-5018-92b1-404708f18b5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3T06:31:32Z</text:p>
          </table:table-cell>
          <table:table-cell office:value-type="string" calcext:value-type="string">
            <text:p>USDC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7f163b-fd2d-5bbe-8aa1-bff857d32e7f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11-04T19:43:56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1.16689" calcext:value-type="float">
            <text:p>1.1668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995355-2e4e-5beb-afef-276fb8a85c4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4T23:10:1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42ef7a00-5ebb-54eb-82dc-40b5c8efec3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5T06:13:4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e92f49e-8898-565f-bdd0-057b717894d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5T11:07:19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568d8b-587a-5936-a9b7-fde3919f263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7T01:19:4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a56ddb06-3f85-5d45-8f51-ebd3f8bba44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7T03:32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01542b13-4edb-519a-8b97-ce9c546bded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8T06:16:39Z</text:p>
          </table:table-cell>
          <table:table-cell office:value-type="string" calcext:value-type="string">
            <text:p>USDC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eb4fcfd-314b-5392-a4b1-b96bff5e632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08T11:51:45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1dcd77-20aa-56dd-a402-64e800b5b8d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9T00:27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5adae83f-1ece-5d3c-bfd8-6023473f734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09T22:42:5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b9f87283-7586-5563-8292-04548eeb8e6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1-10T05:00:15Z</text:p>
          </table:table-cell>
          <table:table-cell office:value-type="string" calcext:value-type="string">
            <text:p>USDC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a704f2-eb5f-52d0-85cd-c46f00ba356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0T05:00:27Z</text:p>
          </table:table-cell>
          <table:table-cell office:value-type="string" calcext:value-type="string">
            <text:p>USDC</text:p>
          </table:table-cell>
          <table:table-cell office:value-type="float" office:value="0.0975" calcext:value-type="float">
            <text:p>0.0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f6eac1-0176-589f-b122-9399fdeda16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1T09:29:09Z</text:p>
          </table:table-cell>
          <table:table-cell office:value-type="string" calcext:value-type="string">
            <text:p>USDC</text:p>
          </table:table-cell>
          <table:table-cell office:value-type="float" office:value="0.0235" calcext:value-type="float">
            <text:p>0.0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5488c5-0e99-5220-a085-f95b4965754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1T18:09:1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e49301d-24b4-561a-a9d2-d78f5cc583a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2T01:16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15" calcext:value-type="float">
            <text:p>19.15</text:p>
          </table:table-cell>
        </table:table-row>
        <table:table-row table:style-name="ro1">
          <table:table-cell office:value-type="string" calcext:value-type="string">
            <text:p>f84f2b5f-fed7-56ae-b3af-17c45469a86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2T06:26:40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4608da-16da-525c-b853-718caf192fc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2T10:47:35Z</text:p>
          </table:table-cell>
          <table:table-cell office:value-type="string" calcext:value-type="string">
            <text:p>USDC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abd6e3-d3f0-5ee9-8d0d-785d5b64df3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7T21:16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eba47b3f-1724-50da-916d-758bef3357d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8T00:23:5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36a5029-4c5d-59e9-91ef-0d5f7d3aa19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8T00:25:00Z</text:p>
          </table:table-cell>
          <table:table-cell office:value-type="string" calcext:value-type="string">
            <text:p>USDC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4bcd4a-5692-588b-86a6-fdea2bc3cc7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8T00:31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f15b2b1-cfb8-5027-963f-dd24a4b9a7e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8T05:49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f12dbb81-73cf-5e4b-8e67-d90e7029982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8T06:12:1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7a1cc03-d3ec-5216-9f74-a685a953120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8T06:25:0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36b630d4-8e57-53b3-90ad-cc058d1ec47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8T06:42:18Z</text:p>
          </table:table-cell>
          <table:table-cell office:value-type="string" calcext:value-type="string">
            <text:p>USDC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db79cf-5633-5d2a-a7b9-1a33cedf7ed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19T01:19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4daf082-64ef-5773-b556-b7013351688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9T07:53:39Z</text:p>
          </table:table-cell>
          <table:table-cell office:value-type="string" calcext:value-type="string">
            <text:p>USDC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def5f2-0dca-5413-b94e-c481bc419e0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9T07:55:46Z</text:p>
          </table:table-cell>
          <table:table-cell office:value-type="string" calcext:value-type="string">
            <text:p>USDC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5b8507-c473-5bfe-a5d2-4898158e9c1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9T08:19:27Z</text:p>
          </table:table-cell>
          <table:table-cell office:value-type="string" calcext:value-type="string">
            <text:p>USDC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2b45a6-d85e-5155-b855-8e2b7e5344e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9T08:20:52Z</text:p>
          </table:table-cell>
          <table:table-cell office:value-type="string" calcext:value-type="string">
            <text:p>USDC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2bfe3b-6e51-59e4-90fc-e9f6be66336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19T08:21:15Z</text:p>
          </table:table-cell>
          <table:table-cell office:value-type="string" calcext:value-type="string">
            <text:p>USDC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849f46-aa6d-5418-9f20-2d1dfc544fe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0T00:55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81be217-55c9-5ba4-a35e-db78488d254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0T06:58:24Z</text:p>
          </table:table-cell>
          <table:table-cell office:value-type="string" calcext:value-type="string">
            <text:p>USDC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af3a849-b524-5255-bba4-762c8b2a5ed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0T17:35:4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9.87" calcext:value-type="float">
            <text:p>29.87</text:p>
          </table:table-cell>
        </table:table-row>
        <table:table-row table:style-name="ro1">
          <table:table-cell office:value-type="string" calcext:value-type="string">
            <text:p>8346c72f-18d2-5d93-b06c-02c0b398e72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0T17:39:4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8ee94c2c-aedc-5f71-a740-f9acf58f878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1T05:20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88" calcext:value-type="float">
            <text:p>19.88</text:p>
          </table:table-cell>
        </table:table-row>
        <table:table-row table:style-name="ro1">
          <table:table-cell office:value-type="string" calcext:value-type="string">
            <text:p>5bf87af4-e492-5e13-b128-b3e901a04e2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1T05:41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419c073b-4d66-5e2e-85de-c54c4fb40fe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1T05:46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8.99" calcext:value-type="float">
            <text:p>18.99</text:p>
          </table:table-cell>
        </table:table-row>
        <table:table-row table:style-name="ro1">
          <table:table-cell office:value-type="string" calcext:value-type="string">
            <text:p>c7f45486-0cfe-5408-9ad8-48c2a2c9bd3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1T05:46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24408854-3bd5-5559-90c0-b92b34de5d3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07:13:55Z</text:p>
          </table:table-cell>
          <table:table-cell office:value-type="string" calcext:value-type="string">
            <text:p>USDC</text:p>
          </table:table-cell>
          <table:table-cell office:value-type="float" office:value="0.0429" calcext:value-type="float">
            <text:p>0.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a94a09-0364-5d01-bf58-49e925f4bd4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11:39:40Z</text:p>
          </table:table-cell>
          <table:table-cell office:value-type="string" calcext:value-type="string">
            <text:p>USDC</text:p>
          </table:table-cell>
          <table:table-cell office:value-type="float" office:value="0.14935" calcext:value-type="float">
            <text:p>0.14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5adda-2707-5df1-85a5-2ec933325bc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14:52:37Z</text:p>
          </table:table-cell>
          <table:table-cell office:value-type="string" calcext:value-type="string">
            <text:p>USDC</text:p>
          </table:table-cell>
          <table:table-cell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a9603-9698-5de9-a908-914d00938b1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22:08:16Z</text:p>
          </table:table-cell>
          <table:table-cell office:value-type="string" calcext:value-type="string">
            <text:p>USDC</text:p>
          </table:table-cell>
          <table:table-cell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47fc74-f459-560b-b91c-ea75f088f24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22:18:56Z</text:p>
          </table:table-cell>
          <table:table-cell office:value-type="string" calcext:value-type="string">
            <text:p>USDC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388c4e-7144-5d33-9aa4-6f2e057a900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1T22:20:25Z</text:p>
          </table:table-cell>
          <table:table-cell office:value-type="string" calcext:value-type="string">
            <text:p>USDC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ff049c-c01d-5f06-bef1-5e223f3e8e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1T23:03:3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f16e334-f5da-5b2f-9317-9daa206f725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2T10:29:45Z</text:p>
          </table:table-cell>
          <table:table-cell office:value-type="string" calcext:value-type="string">
            <text:p>USDC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31229b-7cef-58ba-bda8-78c07adc40f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4T21:39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b364e08c-ac6c-51ad-8ab2-89b5d5d6619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6T05:39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3.16" calcext:value-type="float">
            <text:p>63.16</text:p>
          </table:table-cell>
        </table:table-row>
        <table:table-row table:style-name="ro1">
          <table:table-cell office:value-type="string" calcext:value-type="string">
            <text:p>98c44ecf-68b8-5860-a147-116b08e489c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6T08:53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3df31637-eeb9-58cc-b557-c7a66eaf2b1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6T08:53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3.63" calcext:value-type="float">
            <text:p>13.63</text:p>
          </table:table-cell>
        </table:table-row>
        <table:table-row table:style-name="ro1">
          <table:table-cell office:value-type="string" calcext:value-type="string">
            <text:p>8083d33b-4717-5d1e-b632-812c40856e9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7T07:04:28Z</text:p>
          </table:table-cell>
          <table:table-cell office:value-type="string" calcext:value-type="string">
            <text:p>USDC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d8eef5-7b31-523f-9807-057c1824b41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7T11:25:50Z</text:p>
          </table:table-cell>
          <table:table-cell office:value-type="string" calcext:value-type="string">
            <text:p>USDC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49b214-973a-5028-b942-3a9e58c3912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7T20:46:29Z</text:p>
          </table:table-cell>
          <table:table-cell office:value-type="string" calcext:value-type="string">
            <text:p>USDC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b9a7c7-3d75-5104-8b94-a5ae3d33d33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8T00:09:3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0b720e8-a038-51ee-9129-6e6ab237e54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28T00:25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51338b8f-7e11-57d9-af62-4490324a9f5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8T18:30:08Z</text:p>
          </table:table-cell>
          <table:table-cell office:value-type="string" calcext:value-type="string">
            <text:p>USDC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d84ab-2c0f-58eb-8056-291a3b47854f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1-29T05:00:44Z</text:p>
          </table:table-cell>
          <table:table-cell office:value-type="string" calcext:value-type="string">
            <text:p>USDC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187035-5ac1-5caf-85ec-281d69d2b44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1-29T05:00:44Z</text:p>
          </table:table-cell>
          <table:table-cell office:value-type="string" calcext:value-type="string">
            <text:p>USDC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08eded-edcd-5a1a-9382-8110d306a8d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1-30T22:10:1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8d35dc89-4fbe-500c-b5d0-30618011773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1T11:41:03Z</text:p>
          </table:table-cell>
          <table:table-cell office:value-type="string" calcext:value-type="string">
            <text:p>USDC</text:p>
          </table:table-cell>
          <table:table-cell office:value-type="float" office:value="0.1983" calcext:value-type="float">
            <text:p>0.1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1272f6-5816-5040-ae35-bf6a70968bf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1T12:05:4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68e7fd5-b4aa-510f-9482-c82293928ec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2T03:04:0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7072f63a-ee35-53f8-a105-d00681f3ebe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2T11:42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e8f083c8-5266-5e08-86e4-ac4c4fcc84b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3T07:02:39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bde81-7cda-5646-8c4e-d98e8e2f4a6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3T23:39:2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5d4f01e-f071-5002-b18e-d86ecf765f4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3T23:40:3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49c7ad-2aa3-5960-b844-b44ef654760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4T10:52:13Z</text:p>
          </table:table-cell>
          <table:table-cell office:value-type="string" calcext:value-type="string">
            <text:p>USDC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5ba045-5456-5422-a50c-96ee33bc241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4T10:53:21Z</text:p>
          </table:table-cell>
          <table:table-cell office:value-type="string" calcext:value-type="string">
            <text:p>USDC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833c6b-2468-5334-9776-6c4092a035e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4T17:49:2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4a3d578-4a0a-5b14-af1b-acdd3b2cdfbd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4-12-04T18:01:4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6.904656" calcext:value-type="float">
            <text:p>6.904656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1c568e-34f8-5f65-8fd6-d9b5927c00d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5T06:30:57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effc08-b9b6-5760-a016-925fd5a5f16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6T00:54:5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a9a552b4-fc1f-5c94-b29c-156ebc9cfec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7T03:32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13ac8c51-b25f-51c8-adab-19f37ba17b9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2-07T05:00:13Z</text:p>
          </table:table-cell>
          <table:table-cell office:value-type="string" calcext:value-type="string">
            <text:p>USDC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4b2b9a-50de-59f8-ba32-40435b4c9bd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7T05:00:13Z</text:p>
          </table:table-cell>
          <table:table-cell office:value-type="string" calcext:value-type="string">
            <text:p>USDC</text:p>
          </table:table-cell>
          <table:table-cell office:value-type="float" office:value="0.0219" calcext:value-type="float">
            <text:p>0.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2d29e2-80f2-529b-87b4-812c81667ff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8T06:03:4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59" calcext:value-type="float">
            <text:p>23.59</text:p>
          </table:table-cell>
        </table:table-row>
        <table:table-row table:style-name="ro1">
          <table:table-cell office:value-type="string" calcext:value-type="string">
            <text:p>04c454fb-85d6-5b11-9db4-ce4d9968021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09T06:35:54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c8b102-9236-5422-ab42-986b6da5106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09T16:25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fa179ebc-4450-5a1d-a3f3-f00379736b0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10T07:26:39Z</text:p>
          </table:table-cell>
          <table:table-cell office:value-type="string" calcext:value-type="string">
            <text:p>USDC</text:p>
          </table:table-cell>
          <table:table-cell office:value-type="float" office:value="0.04535" calcext:value-type="float">
            <text:p>0.04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049430-967b-5e1f-a87f-e49852cdf64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10T07:26:42Z</text:p>
          </table:table-cell>
          <table:table-cell office:value-type="string" calcext:value-type="string">
            <text:p>USDC</text:p>
          </table:table-cell>
          <table:table-cell office:value-type="float" office:value="0.11795" calcext:value-type="float">
            <text:p>0.11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064cd-2d26-5956-8745-29dbd1ffc84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11T00:59:0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5ad4cf8b-2e56-534a-9b47-60ed56d09f2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11T06:35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61b4527a-5784-538a-9ea0-86709a4f3ab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11T07:35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6.44" calcext:value-type="float">
            <text:p>16.44</text:p>
          </table:table-cell>
        </table:table-row>
        <table:table-row table:style-name="ro1">
          <table:table-cell office:value-type="string" calcext:value-type="string">
            <text:p>e2ff7095-d6ba-5720-9e0f-b7398e168fd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11T17:08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74ba54c8-0c39-5584-bf29-a2a46a0be2d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11T22:35:42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f21b82-ac55-5827-8036-ae8f20db05f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12T05:45:28Z</text:p>
          </table:table-cell>
          <table:table-cell office:value-type="string" calcext:value-type="string">
            <text:p>USDC</text:p>
          </table:table-cell>
          <table:table-cell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368a09-6818-525a-ba0d-9f8b3a58a61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12T19:40:34Z</text:p>
          </table:table-cell>
          <table:table-cell office:value-type="string" calcext:value-type="string">
            <text:p>USDC</text:p>
          </table:table-cell>
          <table:table-cell office:value-type="float" office:value="0.2225" calcext:value-type="float">
            <text:p>0.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d4cf4c7-ff76-55c4-929c-7a9884b7bd5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15T20:19:2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3e948a4-43ea-54f3-9be8-55f02b59e7c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2-20T05:01:13Z</text:p>
          </table:table-cell>
          <table:table-cell office:value-type="string" calcext:value-type="string">
            <text:p>USDC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7e83c7-3fc5-5cf2-8933-eeffed35436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0T05:01:20Z</text:p>
          </table:table-cell>
          <table:table-cell office:value-type="string" calcext:value-type="string">
            <text:p>USDC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ee539a-3e64-5744-984d-939091bc624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0T09:24:1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63.91" calcext:value-type="float">
            <text:p>163.91</text:p>
          </table:table-cell>
        </table:table-row>
        <table:table-row table:style-name="ro1">
          <table:table-cell office:value-type="string" calcext:value-type="string">
            <text:p>297f1a7b-96ca-5d31-b17b-4f3c30c09ff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3T03:46:4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86.87" calcext:value-type="float">
            <text:p>786.87</text:p>
          </table:table-cell>
        </table:table-row>
        <table:table-row table:style-name="ro1">
          <table:table-cell office:value-type="string" calcext:value-type="string">
            <text:p>aa3c3b83-0043-5e7a-9161-249d61d3137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3T04:10:1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96.85" calcext:value-type="float">
            <text:p>296.85</text:p>
          </table:table-cell>
        </table:table-row>
        <table:table-row table:style-name="ro1">
          <table:table-cell office:value-type="string" calcext:value-type="string">
            <text:p>4a23e0fd-20f9-5c42-b088-958eaaef3cc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3T09:16:40Z</text:p>
          </table:table-cell>
          <table:table-cell office:value-type="string" calcext:value-type="string">
            <text:p>USDC</text:p>
          </table:table-cell>
          <table:table-cell office:value-type="float" office:value="1.48425" calcext:value-type="float">
            <text:p>1.48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960361-f344-5bb2-ac96-8af20d72166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3T09:17:53Z</text:p>
          </table:table-cell>
          <table:table-cell office:value-type="string" calcext:value-type="string">
            <text:p>USDC</text:p>
          </table:table-cell>
          <table:table-cell office:value-type="float" office:value="3.93435" calcext:value-type="float">
            <text:p>3.93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95c487-3b3b-5339-82c3-d8ca54d249d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3T23:10:1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90.37" calcext:value-type="float">
            <text:p>690.37</text:p>
          </table:table-cell>
        </table:table-row>
        <table:table-row table:style-name="ro1">
          <table:table-cell office:value-type="string" calcext:value-type="string">
            <text:p>b33a6be6-12e8-56b3-bc95-ed29d84a1a9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4T00:43:3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41bf5779-9e07-5659-b22f-77c14f6959d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4T04:35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6.36" calcext:value-type="float">
            <text:p>66.36</text:p>
          </table:table-cell>
        </table:table-row>
        <table:table-row table:style-name="ro1">
          <table:table-cell office:value-type="string" calcext:value-type="string">
            <text:p>b0a6fd49-35f3-5b3a-aecb-c9a0729f79e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4T04:41:0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7aa9711d-c366-50a2-8290-73b3c84325b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4T07:24:02Z</text:p>
          </table:table-cell>
          <table:table-cell office:value-type="string" calcext:value-type="string">
            <text:p>USDC</text:p>
          </table:table-cell>
          <table:table-cell office:value-type="float" office:value="3.45185" calcext:value-type="float">
            <text:p>3.45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7d69a6-d8e0-5925-9840-86829ee1b09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4T11:43:41Z</text:p>
          </table:table-cell>
          <table:table-cell office:value-type="string" calcext:value-type="string">
            <text:p>USDC</text:p>
          </table:table-cell>
          <table:table-cell office:value-type="float" office:value="0.14975" calcext:value-type="float">
            <text:p>0.1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678d64-91d5-581b-a78b-c198c45855e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4T12:04:08Z</text:p>
          </table:table-cell>
          <table:table-cell office:value-type="string" calcext:value-type="string">
            <text:p>USDC</text:p>
          </table:table-cell>
          <table:table-cell office:value-type="float" office:value="0.3318" calcext:value-type="float">
            <text:p>0.3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c67c39-cc6b-5cd0-b976-c9374c5ceb7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5T02:22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3c350e0a-c24c-5bf8-b6c5-dfa60635e6c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6T00:56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4.99" calcext:value-type="float">
            <text:p>84.99</text:p>
          </table:table-cell>
        </table:table-row>
        <table:table-row table:style-name="ro1">
          <table:table-cell office:value-type="string" calcext:value-type="string">
            <text:p>f0bc4a0d-25d5-507d-8c70-0df299d6452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6T16:16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2.13" calcext:value-type="float">
            <text:p>32.13</text:p>
          </table:table-cell>
        </table:table-row>
        <table:table-row table:style-name="ro1">
          <table:table-cell office:value-type="string" calcext:value-type="string">
            <text:p>b82bbfc2-6e28-5c14-a8a6-5a75a6b035c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7T05:04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96.51" calcext:value-type="float">
            <text:p>396.51</text:p>
          </table:table-cell>
        </table:table-row>
        <table:table-row table:style-name="ro1">
          <table:table-cell office:value-type="string" calcext:value-type="string">
            <text:p>c2dbb478-8607-571d-8cbb-548c9a0973f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2-27T05:04:52Z</text:p>
          </table:table-cell>
          <table:table-cell office:value-type="string" calcext:value-type="string">
            <text:p>USDC</text:p>
          </table:table-cell>
          <table:table-cell office:value-type="float" office:value="396.51" calcext:value-type="float">
            <text:p>396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d26872-ca1d-5554-b9f6-494d58016a8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7T05:05:4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96.51" calcext:value-type="float">
            <text:p>396.51</text:p>
          </table:table-cell>
        </table:table-row>
        <table:table-row table:style-name="ro1">
          <table:table-cell office:value-type="string" calcext:value-type="string">
            <text:p>cdfd7c3d-ac87-54ee-bd51-870d244d2ef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7T06:40:44Z</text:p>
          </table:table-cell>
          <table:table-cell office:value-type="string" calcext:value-type="string">
            <text:p>USDC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491a7-8074-5373-aacb-376923b09f1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7T11:46:52Z</text:p>
          </table:table-cell>
          <table:table-cell office:value-type="string" calcext:value-type="string">
            <text:p>USDC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a61a01-02fd-5de8-a70b-68e3728a97f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7T12:03:22Z</text:p>
          </table:table-cell>
          <table:table-cell office:value-type="string" calcext:value-type="string">
            <text:p>USDC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3f63fd-b392-5e6d-8d3b-2629854e7de5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8T00:22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f69f21f7-85ba-5445-b0d1-8f4f56309ca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8T01:43:1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7294ec1f-c83d-51da-9847-f72951e4923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8T11:47:53Z</text:p>
          </table:table-cell>
          <table:table-cell office:value-type="string" calcext:value-type="string">
            <text:p>USDC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d36a6f-2f06-509c-8aac-50a35b007da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8T11:52:26Z</text:p>
          </table:table-cell>
          <table:table-cell office:value-type="string" calcext:value-type="string">
            <text:p>USDC</text:p>
          </table:table-cell>
          <table:table-cell office:value-type="float" office:value="0.14975" calcext:value-type="float">
            <text:p>0.1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300aae-7531-5ae9-bd32-f91c553c747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4-12-29T05:01:45Z</text:p>
          </table:table-cell>
          <table:table-cell office:value-type="string" calcext:value-type="string">
            <text:p>USDC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662035-cb4a-5f75-a07f-f570ab1f3ac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9T05:01:45Z</text:p>
          </table:table-cell>
          <table:table-cell office:value-type="string" calcext:value-type="string">
            <text:p>USDC</text:p>
          </table:table-cell>
          <table:table-cell office:value-type="float" office:value="0.7604" calcext:value-type="float">
            <text:p>0.7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7c81ea-1f0d-5834-8112-1fe01bf7af2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29T08:19:59Z</text:p>
          </table:table-cell>
          <table:table-cell office:value-type="string" calcext:value-type="string">
            <text:p>USDC</text:p>
          </table:table-cell>
          <table:table-cell office:value-type="float" office:value="1.98255" calcext:value-type="float">
            <text:p>1.9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b400816-e5a8-5855-ab0a-41a6e92c983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9T19:33:1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4.18" calcext:value-type="float">
            <text:p>74.18</text:p>
          </table:table-cell>
        </table:table-row>
        <table:table-row table:style-name="ro1">
          <table:table-cell office:value-type="string" calcext:value-type="string">
            <text:p>902808d5-ea3b-5bb4-bd62-c417470d145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29T22:43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2ebabcb6-30f6-56df-9fee-c4f53aba189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30T06:11:39Z</text:p>
          </table:table-cell>
          <table:table-cell office:value-type="string" calcext:value-type="string">
            <text:p>USDC</text:p>
          </table:table-cell>
          <table:table-cell office:value-type="float" office:value="0.3709" calcext:value-type="float">
            <text:p>0.3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bf3070-75ee-5869-a46e-0077c8968c4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0T06:45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3.27" calcext:value-type="float">
            <text:p>73.27</text:p>
          </table:table-cell>
        </table:table-row>
        <table:table-row table:style-name="ro1">
          <table:table-cell office:value-type="string" calcext:value-type="string">
            <text:p>f1f075bf-24d6-5f82-9fb2-8c472984d6c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0T06:55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7.75" calcext:value-type="float">
            <text:p>107.75</text:p>
          </table:table-cell>
        </table:table-row>
        <table:table-row table:style-name="ro1">
          <table:table-cell office:value-type="string" calcext:value-type="string">
            <text:p>397b9cf0-869a-54aa-85d2-8265ad185b8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0T08:52:3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9086784e-9a97-5fae-8ae6-13c37d34ba0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30T09:35:43Z</text:p>
          </table:table-cell>
          <table:table-cell office:value-type="string" calcext:value-type="string">
            <text:p>USDC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b5c7e1-8237-5738-afb6-130d608a168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30T09:36:20Z</text:p>
          </table:table-cell>
          <table:table-cell office:value-type="string" calcext:value-type="string">
            <text:p>USDC</text:p>
          </table:table-cell>
          <table:table-cell office:value-type="float" office:value="0.53875" calcext:value-type="float">
            <text:p>0.53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a10459-11f3-56b3-82b3-d2b8140afe6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1T00:21:4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4.98" calcext:value-type="float">
            <text:p>54.98</text:p>
          </table:table-cell>
        </table:table-row>
        <table:table-row table:style-name="ro1">
          <table:table-cell office:value-type="string" calcext:value-type="string">
            <text:p>e4a65e35-faa1-5cb7-8453-7df0f7cc706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1T04:03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be4748d9-a2bd-5408-ba54-5a6f58a11be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4-12-31T06:34:22Z</text:p>
          </table:table-cell>
          <table:table-cell office:value-type="string" calcext:value-type="string">
            <text:p>USDC</text:p>
          </table:table-cell>
          <table:table-cell office:value-type="float" office:value="0.04475" calcext:value-type="float">
            <text:p>0.04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ad255f-d1bb-5c5e-b5b2-00ba76d65d1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4-12-31T22:10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1.23" calcext:value-type="float">
            <text:p>41.23</text:p>
          </table:table-cell>
        </table:table-row>
        <table:table-row table:style-name="ro1">
          <table:table-cell office:value-type="string" calcext:value-type="string">
            <text:p>c53a4854-2652-5a94-aa86-467f843463c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1T05:38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9b09dede-59e7-5de4-8f14-c35455d64fd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1T06:45:01Z</text:p>
          </table:table-cell>
          <table:table-cell office:value-type="string" calcext:value-type="string">
            <text:p>USDC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467a49-b2e6-5903-96f6-a14a323e03e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1T07:41:57Z</text:p>
          </table:table-cell>
          <table:table-cell office:value-type="string" calcext:value-type="string">
            <text:p>USDC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7bd709-f15d-5ede-b9cb-3cbe037337a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1T11:16:34Z</text:p>
          </table:table-cell>
          <table:table-cell office:value-type="string" calcext:value-type="string">
            <text:p>USDC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8989ba-2e52-5845-b38b-533ce281885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1T12:13:5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52e903d-42f2-5dd7-b6e4-39702a6f272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1T22:17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6d36311a-ba24-5837-8f36-594f45c4b74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2T03:03:1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787708fb-2d2a-5469-94e5-7e8108004fe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2T03:36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7d11918-2ee4-5f05-914d-94873b8efde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2T06:15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0512987a-9516-5d73-9744-4506dc4b1d6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2T08:28:21Z</text:p>
          </table:table-cell>
          <table:table-cell office:value-type="string" calcext:value-type="string">
            <text:p>USDC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d46-bf8d-5e37-8d66-00591bb947b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2T09:18:07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b94f18-5d80-5277-853e-6a47d9c41aa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2T12:00:41Z</text:p>
          </table:table-cell>
          <table:table-cell office:value-type="string" calcext:value-type="string">
            <text:p>USDC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cf0025-a2c5-5800-bf80-c53e414a733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2T12:01:17Z</text:p>
          </table:table-cell>
          <table:table-cell office:value-type="string" calcext:value-type="string">
            <text:p>USDC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6e8001-9251-5f64-97a6-7a7f12e7556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02T16:30:3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33.09" calcext:value-type="float">
            <text:p>33.0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94b7c8e-2a07-5290-a61e-55f28b891ac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2T16:32:4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ff5f23c4-acca-549c-b06a-85493a6e872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3T06:23:09Z</text:p>
          </table:table-cell>
          <table:table-cell office:value-type="string" calcext:value-type="string">
            <text:p>USDC</text:p>
          </table:table-cell>
          <table:table-cell office:value-type="float" office:value="0.2749" calcext:value-type="float">
            <text:p>0.2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48c03d-c5e0-5f18-b09f-8dd7b013c91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03T08:15:40Z</text:p>
          </table:table-cell>
          <table:table-cell office:value-type="string" calcext:value-type="string">
            <text:p>USDC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c1f35-14e2-55f4-ab63-99ce27d0c3f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3T10:38:57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e113-bad5-5235-b632-2a8e345c1248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5-01-04T16:34:03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9.279067" calcext:value-type="float">
            <text:p>9.279067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e5346c-e7f0-5d29-9ad6-db29e4a697f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4T17:48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61aca5-482c-5271-adcc-1824463275d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4T23:05:27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fc837a-71c0-5b08-9bc3-b538d9850b0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c29fa45a-fffb-5127-adea-422dd33743b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09T07:21:07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bf43c6-3967-5668-bc03-40683954795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11T05:01:22Z</text:p>
          </table:table-cell>
          <table:table-cell office:value-type="string" calcext:value-type="string">
            <text:p>USDC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998f06-fbab-593f-bd50-bbe874c8935b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1T05:01:22Z</text:p>
          </table:table-cell>
          <table:table-cell office:value-type="string" calcext:value-type="string">
            <text:p>USDC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f4d2eb-cf70-505d-8d4e-7cc1b8f0528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5T04:18:16Z</text:p>
          </table:table-cell>
          <table:table-cell office:value-type="string" calcext:value-type="string">
            <text:p>USDC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f05c08-1c4d-5c49-be46-e253af0af629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5-01-15T06:28:0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a4d7f-73c7-5ad0-99a4-880a1aefe67f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5-01-15T06:39:0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9cd89-8fef-548b-a7d5-1b50922a7c77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5-01-15T06:43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b38fa5-dd9e-55ab-a270-ad8c0cea79d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7T07:47:10Z</text:p>
          </table:table-cell>
          <table:table-cell office:value-type="string" calcext:value-type="string">
            <text:p>USDC</text:p>
          </table:table-cell>
          <table:table-cell office:value-type="float" office:value="119.662525" calcext:value-type="float">
            <text:p>119.662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cbbf0b-8b1d-586a-824d-013d8824df3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17T23:13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8.15" calcext:value-type="float">
            <text:p>68.15</text:p>
          </table:table-cell>
        </table:table-row>
        <table:table-row table:style-name="ro1">
          <table:table-cell office:value-type="string" calcext:value-type="string">
            <text:p>2049f044-5a3a-5992-9806-8c84bd95d6c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18T00:57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3f4d02e2-d868-552e-9fe3-83d7e7e2d79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8T09:52:10Z</text:p>
          </table:table-cell>
          <table:table-cell office:value-type="string" calcext:value-type="string">
            <text:p>USDC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a77d91-2e84-5bb3-a35c-fc256dc5828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9T02:34:08Z</text:p>
          </table:table-cell>
          <table:table-cell office:value-type="string" calcext:value-type="string">
            <text:p>USDC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9091f3-73c1-55cc-bbeb-70d17a3d50c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19T02:34:2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ed21ae66-d899-51a8-83c0-7741d7c160c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19T04:09:3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ab6de93-db7c-5f9b-a343-4eb49307203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19T11:10:21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ea1228f-2e1a-5166-afd9-5eebba2ae18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22T04:31:0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c99d64f0-7039-55b4-8804-8c980fc2f33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23T06:09:12Z</text:p>
          </table:table-cell>
          <table:table-cell office:value-type="string" calcext:value-type="string">
            <text:p>USDC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f9e2ab-dabe-5eac-816a-31ea27df1c6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24T06:00:14Z</text:p>
          </table:table-cell>
          <table:table-cell office:value-type="string" calcext:value-type="string">
            <text:p>ETH</text:p>
          </table:table-cell>
          <table:table-cell office:value-type="float" office:value="0.00435502" calcext:value-type="float">
            <text:p>0.00435502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20f65b-83c7-5d57-842d-cd723594fec3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025-01-24T06:01:11Z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float" office:value="0.00435502" calcext:value-type="float">
            <text:p>0.00435502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office:value-type="string" calcext:value-type="string">
            <text:p>0e8862f8-7163-505b-95ea-0d0e8ba7f1a4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26T05:27:5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8442600b-87cd-5773-a2f3-d4e6db99791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26T11:43:22Z</text:p>
          </table:table-cell>
          <table:table-cell office:value-type="string" calcext:value-type="string">
            <text:p>USDC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176db8-9dc5-53e1-b805-cf75246614c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28T06:10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d0877c44-487d-5a70-a052-e6826dbaf91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29T00:33:5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544.62" calcext:value-type="float">
            <text:p>544.62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bb5ba-3bd8-5070-9a36-1332eed2a32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0T01:35:4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1b561a-9914-5868-8177-d062f50a157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0T01:40:1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b2d37f-a36d-529e-a1a0-2f630035158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0T01:54:4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f3e40d56-ec51-5f21-bed2-98d87bbe808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0T01:55:4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bde98888-4c76-5d26-8cbe-bf144937cb1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0T22:12:5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e342dee5-b1e8-54b9-890a-cc84c996d13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30T22:33:11Z</text:p>
          </table:table-cell>
          <table:table-cell office:value-type="string" calcext:value-type="string">
            <text:p>USDC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8f9523-90c2-5df8-8b97-125fa2968f2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30T22:34:58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3fa69c-de8e-50f3-9096-41aaf3ca688c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1-31T04:11:47Z</text:p>
          </table:table-cell>
          <table:table-cell office:value-type="string" calcext:value-type="string">
            <text:p>USDC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368ab-38ed-559e-b9ca-29b0a034d47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1-31T06:34:08Z</text:p>
          </table:table-cell>
          <table:table-cell office:value-type="string" calcext:value-type="string">
            <text:p>USDC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a662e3-9091-5905-bf99-9be208d1b6a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1-31T22:10:1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aa63819e-8127-5fbf-b8f8-d15ccc756ea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1T05:15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e8ebd771-6042-5bb5-b8f2-5bb4980469d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1T11:21:19Z</text:p>
          </table:table-cell>
          <table:table-cell office:value-type="string" calcext:value-type="string">
            <text:p>USDC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115cb8-9e42-5d4e-afce-3b1ae1af39d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1T11:34:42Z</text:p>
          </table:table-cell>
          <table:table-cell office:value-type="string" calcext:value-type="string">
            <text:p>USDC</text:p>
          </table:table-cell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7527f-9498-52e7-ae3e-116b06fc24b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1T12:05:1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d5aa451-127f-5da8-8166-f44fccf7cf9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2T02:53:4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e1fbc675-8109-5443-8368-4525a486f37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2T06:40:38Z</text:p>
          </table:table-cell>
          <table:table-cell office:value-type="string" calcext:value-type="string">
            <text:p>USDC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cd4512-f7a7-573b-bcf0-adc2b6966fe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2T11:41:59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4eeff6-7946-53bd-be4d-1a6b8a4e9d8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2T11:43:5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5dc1baf8-8638-50a9-9315-d8445283e0b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3T06:34:42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e819887-e2a8-5a0e-8784-48e0eb15cbb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3T23:47:0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5.3" calcext:value-type="float">
            <text:p>75.3</text:p>
          </table:table-cell>
        </table:table-row>
        <table:table-row table:style-name="ro1">
          <table:table-cell office:value-type="string" calcext:value-type="string">
            <text:p>259a7639-b009-50b5-a014-7a955a0a48ee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4T10:04:57Z</text:p>
          </table:table-cell>
          <table:table-cell office:value-type="string" calcext:value-type="string">
            <text:p>USDC</text:p>
          </table:table-cell>
          <table:table-cell office:value-type="float" office:value="0.3765" calcext:value-type="float">
            <text:p>0.3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873144-1286-5377-ac35-7d8f62b6bd59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5-02-04T14:28:10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66819" calcext:value-type="float">
            <text:p>0.16681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daac2-c3bd-52c2-91bb-e9c72e35f3e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4T17:51:1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e63c52a-bdbe-575d-8a3c-e56da434192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4T23:25:43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26896f-db9e-5042-a739-91732b44f01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08T03:33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2f6ea621-b743-55a1-a8e7-583dd6fca2b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08T03:35:28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dedf-ae1a-5da7-ad31-5da930d0252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0T01:41:5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cd8d0348-3f2b-5156-8fc1-2ed3e487430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0T21:04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99" calcext:value-type="float">
            <text:p>14.99</text:p>
          </table:table-cell>
        </table:table-row>
        <table:table-row table:style-name="ro1">
          <table:table-cell office:value-type="string" calcext:value-type="string">
            <text:p>4c82d0fc-fce3-56ed-a97f-0873a8aee5e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0T21:25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97042c17-07f7-59fa-90e3-15540bc8aef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1T11:02:09Z</text:p>
          </table:table-cell>
          <table:table-cell office:value-type="string" calcext:value-type="string">
            <text:p>USDC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4ca978-00a3-5c5a-a4fb-e6122f63be8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1T15:16:44Z</text:p>
          </table:table-cell>
          <table:table-cell office:value-type="string" calcext:value-type="string">
            <text:p>USDC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c747d2-f116-5c4d-b414-2e360008d51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1T17:09:2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a618c5a-dae5-5c13-b369-35aaf01d474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1T22:44:17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db083c-7e64-5263-83da-61b70f2c5d5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2T06:19:46Z</text:p>
          </table:table-cell>
          <table:table-cell office:value-type="string" calcext:value-type="string">
            <text:p>USDC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1287b0-96c0-5eda-82df-a2d0dfc32cf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2-12T22:22:1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690.37" calcext:value-type="float">
            <text:p>690.37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e6839e-9e26-53ad-8a06-40417bde16a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2T22:23:2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65.39" calcext:value-type="float">
            <text:p>265.39</text:p>
          </table:table-cell>
        </table:table-row>
        <table:table-row table:style-name="ro1">
          <table:table-cell office:value-type="string" calcext:value-type="string">
            <text:p>11b7caa7-56c4-5369-8054-134fa333e8b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2T23:37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61.61" calcext:value-type="float">
            <text:p>161.61</text:p>
          </table:table-cell>
        </table:table-row>
        <table:table-row table:style-name="ro1">
          <table:table-cell office:value-type="string" calcext:value-type="string">
            <text:p>0c225e58-c504-57cf-9e53-7d7e371794d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2T23:40:43Z</text:p>
          </table:table-cell>
          <table:table-cell office:value-type="string" calcext:value-type="string">
            <text:p>USDC</text:p>
          </table:table-cell>
          <table:table-cell office:value-type="float" office:value="0.80805" calcext:value-type="float">
            <text:p>0.80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a5eaba-61bc-5426-b685-bf725e78242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3T06:15:14Z</text:p>
          </table:table-cell>
          <table:table-cell office:value-type="string" calcext:value-type="string">
            <text:p>USDC</text:p>
          </table:table-cell>
          <table:table-cell office:value-type="float" office:value="1.32695" calcext:value-type="float">
            <text:p>1.32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cb7c4e-0c7e-5877-a962-ced48a56343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3T08:47:5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454eb21f-2f60-5133-9d7b-1a90ad99dba0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14T19:35:16Z</text:p>
          </table:table-cell>
          <table:table-cell office:value-type="string" calcext:value-type="string">
            <text:p>USDC</text:p>
          </table:table-cell>
          <table:table-cell office:value-type="float" office:value="0.1281" calcext:value-type="float">
            <text:p>0.1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594b72-2f5d-546c-957b-b39f8f2fd07e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6T20:25:0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660129e6-de65-568d-ab3a-be227b33d1d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16T20:28:3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89b62637-0862-5974-9d10-f5419b99583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24T21:27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34b7c9c4-390c-5353-9ca5-671a2816696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25T06:08:13Z</text:p>
          </table:table-cell>
          <table:table-cell office:value-type="string" calcext:value-type="string">
            <text:p>USDC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6da5af-180b-5353-8cb1-026ddfd3e55b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2-27T21:27:53Z</text:p>
          </table:table-cell>
          <table:table-cell office:value-type="string" calcext:value-type="string">
            <text:p>USDC</text:p>
          </table:table-cell>
          <table:table-cell office:value-type="float" office:value="243.9" calcext:value-type="float">
            <text:p>243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71c5cd-93d8-599c-9f37-3ce9daed56e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28T05:14:1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2.05" calcext:value-type="float">
            <text:p>32.05</text:p>
          </table:table-cell>
        </table:table-row>
        <table:table-row table:style-name="ro1">
          <table:table-cell office:value-type="string" calcext:value-type="string">
            <text:p>0ad93a94-1612-5130-bbde-98164b50a94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28T21:27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07d8212-8331-5880-a8e4-b219f46a99af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2-28T21:27:47Z</text:p>
          </table:table-cell>
          <table:table-cell office:value-type="string" calcext:value-type="string">
            <text:p>USDC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5ef12d-2088-5758-9a73-62c73bd4aa6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2-28T22:11:1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7.23" calcext:value-type="float">
            <text:p>37.23</text:p>
          </table:table-cell>
        </table:table-row>
        <table:table-row table:style-name="ro1">
          <table:table-cell office:value-type="string" calcext:value-type="string">
            <text:p>28d36ba8-7151-5e3c-bcba-beb3072894b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1T12:03:06Z</text:p>
          </table:table-cell>
          <table:table-cell office:value-type="string" calcext:value-type="string">
            <text:p>USDC</text:p>
          </table:table-cell>
          <table:table-cell office:value-type="float" office:value="0.18615" calcext:value-type="float">
            <text:p>0.1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1292d0-2de2-5ae8-80c7-c9d20fd14e0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1T12:05:3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411f5a8-750c-57aa-898f-b9b0a129bd1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2T04:20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b14b502c-f431-51ef-8af1-45ea0584888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2T06:08:36Z</text:p>
          </table:table-cell>
          <table:table-cell office:value-type="string" calcext:value-type="string">
            <text:p>USDC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44ba19-06b3-56b3-8b01-450754a1088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2T12:02:4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d2e93921-a0f0-5913-8421-a53e6dcd20d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3T01:22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5.12" calcext:value-type="float">
            <text:p>45.12</text:p>
          </table:table-cell>
        </table:table-row>
        <table:table-row table:style-name="ro1">
          <table:table-cell office:value-type="string" calcext:value-type="string">
            <text:p>d45d2ddb-2c5a-5d76-9d0d-974f0c4d888a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3T06:07:52Z</text:p>
          </table:table-cell>
          <table:table-cell office:value-type="string" calcext:value-type="string">
            <text:p>USDC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a8157-c84e-5679-9f47-7f62a49f761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3T11:26:06Z</text:p>
          </table:table-cell>
          <table:table-cell office:value-type="string" calcext:value-type="string">
            <text:p>USDC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90d0b2-ee6c-5ab0-bee6-18c17f0a6cbc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3T19:07:49Z</text:p>
          </table:table-cell>
          <table:table-cell office:value-type="string" calcext:value-type="string">
            <text:p>USDC</text:p>
          </table:table-cell>
          <table:table-cell office:value-type="float" office:value="0.2256" calcext:value-type="float">
            <text:p>0.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6f8301-27b5-52cd-b678-1429d8eefbd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4T04:42:2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76" calcext:value-type="float">
            <text:p>23.76</text:p>
          </table:table-cell>
        </table:table-row>
        <table:table-row table:style-name="ro1">
          <table:table-cell office:value-type="string" calcext:value-type="string">
            <text:p>0eb27494-988f-5031-abdd-d168705d0b6a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5-03-04T15:28:4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80095" calcext:value-type="float">
            <text:p>0.2800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63435-e1ca-53c3-97e9-eeb7cf12d130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4T18:06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da3199-80a7-57db-89af-314513fd8ea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4T19:01:53Z</text:p>
          </table:table-cell>
          <table:table-cell office:value-type="string" calcext:value-type="string">
            <text:p>USDC</text:p>
          </table:table-cell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3ed49d-658e-50f3-8adf-b56dc6d3f10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5T06:07:11Z</text:p>
          </table:table-cell>
          <table:table-cell office:value-type="string" calcext:value-type="string">
            <text:p>USDC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97811b-cd4f-5970-b7ae-102674614a22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316d0cec-2dde-5abf-b03f-6bd963cfe57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7T16:33:59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b0de4e42-143c-5df7-bf50-e2c9b21999b2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8T06:04:04Z</text:p>
          </table:table-cell>
          <table:table-cell office:value-type="string" calcext:value-type="string">
            <text:p>USDC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a5cbd8-dbc5-5983-bc20-14842b9274d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08T12:00:44Z</text:p>
          </table:table-cell>
          <table:table-cell office:value-type="string" calcext:value-type="string">
            <text:p>USDC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756d18-a527-56e1-b509-7f80eafa4ca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3-09T21:32:3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e51007-55a5-59c9-a05e-f14f44f56b1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09T21:33:3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54793ce9-636c-5965-9401-82806fb01f0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11T17:08:4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3b77826-1d09-51dd-b49b-53b90e78a4d5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12T06:00:55Z</text:p>
          </table:table-cell>
          <table:table-cell office:value-type="string" calcext:value-type="string">
            <text:p>USDC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2e5506-f5d6-5187-9b6e-7a19c7cf5fca</text:p>
          </table:table-cell>
          <table:table-cell office:value-type="string" calcext:value-type="string">
            <text:p>Incentives rewards payout</text:p>
          </table:table-cell>
          <table:table-cell office:value-type="string" calcext:value-type="string">
            <text:p>2025-03-12T20:27:32Z</text:p>
          </table:table-cell>
          <table:table-cell office:value-type="string" calcext:value-type="string">
            <text:p>BTC</text:p>
          </table:table-cell>
          <table:table-cell office:value-type="float" office:value="0.00024131" calcext:value-type="float">
            <text:p>0.00024131</text:p>
          </table:table-cell>
          <table:table-cell office:value-type="float" office:value="20.00005151305" calcext:value-type="float">
            <text:p>20.000051513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0a3b7-ef2f-5db3-bd0c-144dd63933c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13T00:10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4.99" calcext:value-type="float">
            <text:p>24.99</text:p>
          </table:table-cell>
        </table:table-row>
        <table:table-row table:style-name="ro1">
          <table:table-cell office:value-type="string" calcext:value-type="string">
            <text:p>09a4e8f2-3c91-5360-b3e9-eacdc55d1799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13T00:14:41Z</text:p>
          </table:table-cell>
          <table:table-cell office:value-type="string" calcext:value-type="string">
            <text:p>USDC</text:p>
          </table:table-cell>
          <table:table-cell office:value-type="float" office:value="0.12495" calcext:value-type="float">
            <text:p>0.12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403955-da0b-515e-91b4-9699090b6e5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13T10:16:22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f9b3447f-bf07-5e9e-b474-e32e8d8263c6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13T10:16:22Z</text:p>
          </table:table-cell>
          <table:table-cell office:value-type="string" calcext:value-type="string">
            <text:p>USDC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62f7d0-a1b9-5830-9939-14fd99792967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19T07:05:55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4.9" calcext:value-type="float">
            <text:p>64.9</text:p>
          </table:table-cell>
        </table:table-row>
        <table:table-row table:style-name="ro1">
          <table:table-cell office:value-type="string" calcext:value-type="string">
            <text:p>88231569-1298-5e5c-94cd-3337c82df8d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19T07:24:3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77.05" calcext:value-type="float">
            <text:p>77.05</text:p>
          </table:table-cell>
        </table:table-row>
        <table:table-row table:style-name="ro1">
          <table:table-cell office:value-type="string" calcext:value-type="string">
            <text:p>24fb1fc3-fba1-5ccd-88a8-5875eddeddb7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19T07:27:04Z</text:p>
          </table:table-cell>
          <table:table-cell office:value-type="string" calcext:value-type="string">
            <text:p>USDC</text:p>
          </table:table-cell>
          <table:table-cell office:value-type="float" office:value="0.38525" calcext:value-type="float">
            <text:p>0.38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692210-27de-5608-9a75-40f94c31d10b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3-25T20:00:06Z</text:p>
          </table:table-cell>
          <table:table-cell office:value-type="string" calcext:value-type="string">
            <text:p>USDC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1a76c-5ceb-58b4-9db6-015fec5f8c6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26T03:52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9.99" calcext:value-type="float">
            <text:p>29.99</text:p>
          </table:table-cell>
        </table:table-row>
        <table:table-row table:style-name="ro1">
          <table:table-cell office:value-type="string" calcext:value-type="string">
            <text:p>bfeb0e4d-0942-5854-bd4c-9b64f7c3fad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26T11:04:54Z</text:p>
          </table:table-cell>
          <table:table-cell office:value-type="string" calcext:value-type="string">
            <text:p>USDC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a7f948-41ca-51ea-930b-2f8b4abc7fa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3-26T20:56:0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3.49" calcext:value-type="float">
            <text:p>23.49</text:p>
          </table:table-cell>
        </table:table-row>
        <table:table-row table:style-name="ro1">
          <table:table-cell office:value-type="string" calcext:value-type="string">
            <text:p>20af5142-84a5-54b8-b8f8-7d828f2e7a8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2025-03-27T08:22:40Z</text:p>
          </table:table-cell>
          <table:table-cell office:value-type="string" calcext:value-type="string">
            <text:p>USDC</text:p>
          </table:table-cell>
          <table:table-cell office:value-type="float" office:value="0.11745" calcext:value-type="float">
            <text:p>0.11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33a276-831d-547f-b247-bd31a832869f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1T12:05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825d12f-0bc6-567b-9f80-d0e29bb8a455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2T06:02:1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69f184-05bc-5ff0-9a2e-88e6d80a961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025-04-02T16:14:00Z</text:p>
          </table:table-cell>
          <table:table-cell office:value-type="string" calcext:value-type="string">
            <text:p>USDC</text:p>
          </table:table-cell>
          <table:table-cell office:value-type="float" office:value="243.9" calcext:value-type="float">
            <text:p>243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b2cd17-fe56-5ef0-a9c9-18c988de07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2T17:35:23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9600da60-6867-5e6e-af8f-4fad3eda394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3T06:08:45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3495" calcext:value-type="float">
            <text:p>0.034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c656d3-3ed5-5903-aab7-ea453c8eed7f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5-04-04T15:32:2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33699" calcext:value-type="float">
            <text:p>0.233699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e6c64-29e7-5aea-ae40-83163234075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4T17:04:24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72d93da-426b-52e4-b998-78499d78fd4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4T21:01:58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feb238-fa15-5238-8ffb-68fe1374505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5T03:30:2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44.51" calcext:value-type="float">
            <text:p>44.51</text:p>
          </table:table-cell>
        </table:table-row>
        <table:table-row table:style-name="ro1">
          <table:table-cell office:value-type="string" calcext:value-type="string">
            <text:p>b9f56f7a-5832-5588-8bfa-0d34674608e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5T22:31:21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8.97" calcext:value-type="float">
            <text:p>28.97</text:p>
          </table:table-cell>
        </table:table-row>
        <table:table-row table:style-name="ro1">
          <table:table-cell office:value-type="string" calcext:value-type="string">
            <text:p>165f1442-49cc-55d1-89b5-c38d980ef58b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7T00:37:28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2.95" calcext:value-type="float">
            <text:p>12.95</text:p>
          </table:table-cell>
        </table:table-row>
        <table:table-row table:style-name="ro1">
          <table:table-cell office:value-type="string" calcext:value-type="string">
            <text:p>eb12eaa3-cf03-5b74-8bb2-bcb948d0d2d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07T03:32:5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9f6b28b2-e5db-504f-a2e2-043badc88ede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7T07:27:0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2255" calcext:value-type="float">
            <text:p>0.2225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21fe61-25d2-5b95-8e28-7e315c584321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7T10:46:4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6475" calcext:value-type="float">
            <text:p>0.0647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92a020-575b-5d0b-b745-2cd238fd73a0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8T10:33:2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d11def-7cdd-5f3e-9a07-54418e40f958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09T10:50:04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4485" calcext:value-type="float">
            <text:p>0.1448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c2e200-eb11-56a2-8790-8a488565e129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11T17:09:36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7cd4a2b-12e8-594d-a8ef-aa6230d2f5e4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12T06:03:09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f308d8-74a7-595f-9777-3427b554bda9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4-14T23:41:42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5774" calcext:value-type="float">
            <text:p>0.5774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785a50-9d67-5fe0-807f-e7282e54ef48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4-14T23:41:57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15.48" calcext:value-type="float">
            <text:p>115.48</text:p>
          </table:table-cell>
        </table:table-row>
        <table:table-row table:style-name="ro1">
          <table:table-cell office:value-type="string" calcext:value-type="string">
            <text:p>86fd481c-20b8-52c2-820b-983266d7e549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2025-05-04T15:30:31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225195" calcext:value-type="float">
            <text:p>0.2251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8ba6b2-78e2-5532-ae96-d2586a602d1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2025-05-07T03:33:00Z</text:p>
          </table:table-cell>
          <table:table-cell table:number-columns-repeated="4"/>
          <table:table-cell office:value-type="string" calcext:value-type="string">
            <text:p>USDC</text:p>
          </table:table-cell>
          <table:table-cell table:number-columns-repeated="2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5896019c-4d00-5b6e-88aa-1c06e656ed8a</text:p>
          </table:table-cell>
          <table:table-cell office:value-type="string" calcext:value-type="string">
            <text:p>Card rebate reward</text:p>
          </table:table-cell>
          <table:table-cell office:value-type="string" calcext:value-type="string">
            <text:p>2025-05-08T19:51:47Z</text:p>
          </table:table-cell>
          <table:table-cell office:value-type="string" calcext:value-type="string">
            <text:p>USDC</text:p>
          </table:table-cell>
          <table:table-cell table:number-columns-repeated="2" office:value-type="float" office:value="0.00995" calcext:value-type="float">
            <text:p>0.00995</text:p>
          </table:table-cell>
          <table:table-cell office:value-type="string" calcext:value-type="string">
            <text:p>Coinba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2T04:08:05.809539380</dc:date>
    <meta:editing-duration>PT11M21S</meta:editing-duration>
    <meta:editing-cycles>1</meta:editing-cycles>
    <meta:document-statistic meta:table-count="1" meta:cell-count="4100" meta:object-count="0"/>
    <meta:generator>LibreOffice/24.2.7.2$Linux_X86_64 LibreOffice_project/420$Build-2</meta:generator>
  </office:meta>
</office:document-meta>
</file>